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63.08mm"/>
    </style:style>
    <style:style style:name="co2" style:family="table-column">
      <style:table-column-properties fo:break-before="auto" style:column-width="142.0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style:style style:name="ce2" style:family="table-cell" style:parent-style-name="Default">
      <style:text-properties style:use-window-font-color="true"/>
    </style:style>
    <style:style style:name="ce3" style:family="table-cell" style:parent-style-name="Default">
      <style:text-properties fo:color="#00a933"/>
    </style:style>
  </office:automatic-styles>
  <office:body>
    <office:spreadsheet>
      <table:calculation-settings table:automatic-find-labels="false" table:use-regular-expressions="false" table:use-wildcards="true"/>
      <table:table table:name="kernelsize"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calcext:value-type="string">
            <text:p>CMA_SIZE_MBYTES</text:p>
          </table:table-cell>
          <table:table-cell office:value-type="string" calcext:value-type="string">
            <text:p>Defines the size (in MiB) of the default memory area for Contiguous Memory Allocator. <text:s/>If the size of 0 is selected, CMA is disabled by default, but it can be enabled by passing cma=size[MG] to the kernel.</text:p>
          </table:table-cell>
          <table:table-cell table:number-columns-repeated="1022"/>
        </table:table-row>
        <table:table-row table:style-name="ro1">
          <table:table-cell office:value-type="string" calcext:value-type="string">
            <text:p>CMA_SIZE_PERCENTAGE</text:p>
          </table:table-cell>
          <table:table-cell office:value-type="string" calcext:value-type="string">
            <text:p>Defines the size of the default memory area for Contiguous Memory Allocator as a percentage of the total memory in the system. If 0 percent is selected, CMA is disabled by default, but it can be enabled by passing cma=size[MG] to the kernel.</text:p>
          </table:table-cell>
          <table:table-cell table:number-columns-repeated="1022"/>
        </table:table-row>
        <table:table-row table:style-name="ro1">
          <table:table-cell office:value-type="string" calcext:value-type="string">
            <text:p>MTD_CMDLINE_PARTS</text:p>
          </table:table-cell>
          <table:table-cell office:value-type="string" calcext:value-type="string">
            <text:p>Allow generic configuration of the MTD partition tables via the kernel command line. Multiple flash resources are supported for hardware where different kinds of flash memory are available. <text:s/>You will still need the parsing functions to be called by the driver for your particular device. It won't happen automatically. The SA1100 map driver (CONFIG_MTD_SA1100) has an option for this, for example. <text:s/>The format for the command line is as follows: <text:s/>mtdparts=&lt;mtddef&gt;[.&lt;mtddef] &lt;mtddef&gt; <text:s/>:= &lt;mtd-id&gt;:&lt;partdef&gt;[,&lt;partdef&gt;] &lt;partdef&gt; := &lt;size&gt;[@offset][&lt;name&gt;][ro] &lt;mtd-id&gt; <text:s/>:= unique id used in mapping driver/device &lt;size&gt; <text:s text:c="3"/>:= standard linux memsize OR - to denote all remaining space &lt;name&gt; <text:s text:c="3"/>:= (NAME) <text:s/>Due to the way Linux handles the command line, no spaces are allowed in the partition definition, including mtd id's and partition names. <text:s/>Examples: <text:s/>1 flash resource (mtd-id sa1100), with 1 single writable partition: mtdparts=sa1100:- <text:s/>Same flash, but 2 named partitions, the first one being read-only: mtdparts=sa1100:256k(ARMboot)ro,-(root) <text:s/>If unsure, say 'N'.</text:p>
          </table:table-cell>
          <table:table-cell table:number-columns-repeated="1022"/>
        </table:table-row>
        <table:table-row table:style-name="ro1">
          <table:table-cell office:value-type="string" calcext:value-type="string">
            <text:p>MTD_CFI_ADV_OPTIONS</text:p>
          </table:table-cell>
          <table:table-cell office:value-type="string" calcext:value-type="string">
            <text:p>If you need to specify a specific endianness for access to flash chips, or if you wish to reduce the size of the kernel by including support for only specific arrangements of flash chips, say 'Y'. This option does not directly affect the code, but will enable other configuration options which allow you to do so. <text:s/>If unsure, say 'N'.</text:p>
          </table:table-cell>
          <table:table-cell table:number-columns-repeated="1022"/>
        </table:table-row>
        <table:table-row table:style-name="ro1">
          <table:table-cell office:value-type="string" calcext:value-type="string">
            <text:p>MTD_CFI_GEOMETRY</text:p>
          </table:table-cell>
          <table:table-cell office:value-type="string" calcext:value-type="string">
            <text:p>This option does not affect the code directly, but will enable some other configuration options which would allow you to reduce the size of the kernel by including support for only certain arrangements of CFI chips. If unsure, say 'N' and all options which are supported by the current code will be enabled.</text:p>
          </table:table-cell>
          <table:table-cell table:number-columns-repeated="1022"/>
        </table:table-row>
        <table:table-row table:style-name="ro1">
          <table:table-cell office:value-type="string" calcext:value-type="string">
            <text:p>MTD_PMC551</text:p>
          </table:table-cell>
          <table:table-cell office:value-type="string" calcext:value-type="string">
            <text:p>This provides a MTD device driver for the Ramix PMC551 RAM PCI card from Ramix Inc. &lt;http://www.ramix.com/products/memory/pmc551.html&gt;. These devices come in memory configurations from 32M - 1G. <text:s/>If you have one, you probably want to enable this. <text:s/>If this driver is compiled as a module you get the ability to select the size of the aperture window pointing into the devices memory. What this means is that if you have a 1G card, normally the kernel will use a 1G memory map as its view of the device. <text:s/>As a module, you can select a 1M window into the memory and the driver will slide the window around the PMC551's memory. <text:s/>This was particularly useful on the 2.2 kernels on PPC architectures as there was limited kernel space to deal with.</text:p>
          </table:table-cell>
          <table:table-cell table:number-columns-repeated="1022"/>
        </table:table-row>
        <table:table-row table:style-name="ro1">
          <table:table-cell office:value-type="string" calcext:value-type="string">
            <text:p>CHR_DEV_SG</text:p>
          </table:table-cell>
          <table:table-cell office:value-type="string" calcext:value-type="string">
            <text:p>If you want to use SCSI scanners, synthesizers or CD-writers or just about anything having SCSI in its name other than hard disks, CD-ROMs or tapes, say Y here. These won't be supported by the kernel directly, so you need some additional software which knows how to talk to these devices using the SCSI protocol: <text:s/>For scanners, look at SANE (&lt;http://www.sane-project.org/&gt;). For CD writer software look at Cdrtools (&lt;http://cdrecord.berlios.de/private/cdrecord.html&gt;) and for burning a disk at once: CDRDAO (&lt;http://cdrdao.sourceforge.net/&gt;). Cdparanoia is a high quality digital reader of audio CDs (&lt;http://www.xiph.org/paranoia/&gt;). For other devices, it's possible that you'll have to write the driver software yourself. Please read the file &lt;file:Documentation/scsi/scsi-generic.txt&gt; for more information. <text:s/>To compile this driver as a module, choose M here and read &lt;file:Documentation/scsi/scsi.txt&gt;. The module will be called sg. <text:s/>If unsure, say N.</text:p>
          </table:table-cell>
          <table:table-cell table:number-columns-repeated="1022"/>
        </table:table-row>
        <table:table-row table:style-name="ro1">
          <table:table-cell table:style-name="ce2" office:value-type="string" calcext:value-type="string">
            <text:p>ATA_VERBOSE_ERROR</text:p>
          </table:table-cell>
          <table:table-cell table:style-name="ce2" office:value-type="string" calcext:value-type="string">
            <text:p>This option adds parsing of ATA command descriptions and error bits in libata kernel output, making it easier to interpret. This option will enlarge the kernel by approx. 6KB. Disable it only if kernel size is more important than ease of debugging. <text:s/>If unsure, say Y.</text:p>
          </table:table-cell>
          <table:table-cell table:style-name="ce2" table:number-columns-repeated="1022"/>
        </table:table-row>
        <table:table-row table:style-name="ro1">
          <table:table-cell office:value-type="string" calcext:value-type="string">
            <text:p>MD_RAID10</text:p>
          </table:table-cell>
          <table:table-cell office:value-type="string" calcext:value-type="string">
            <text:p>RAID-10 provides a combination of striping (RAID-0) and mirroring (RAID-1) with easier configuration and more flexible layout. Unlike RAID-0, but like RAID-1, RAID-10 requires all devices to be the same size (or at least, only as much as the smallest device will be used). RAID-10 provides a variety of layouts that provide different levels of redundancy and performance. <text:s/>RAID-10 requires mdadm-1.7.0 or later, available at: <text:s/>https://www.kernel.org/pub/linux/utils/raid/mdadm/ <text:s/>If unsure, say Y.</text:p>
          </table:table-cell>
          <table:table-cell table:number-columns-repeated="1022"/>
        </table:table-row>
        <table:table-row table:style-name="ro1">
          <table:table-cell office:value-type="string" calcext:value-type="string">
            <text:p>ATM_AMBASSADOR_DEBUG</text:p>
          </table:table-cell>
          <table:table-cell office:value-type="string" calcext:value-type="string">
            <text:p>Somewhat useful debugging messages are available. The choice of messages is controlled by a bitmap. <text:s/>This may be specified as a module argument (kernel command line argument as well?), changed dynamically using an ioctl (not yet) or changed by sending the string Dxxxx to VCI 1023 (where x is a hex digit). <text:s/>See the file &lt;file:drivers/atm/ambassador.h&gt; for the meanings of the bits in the mask. <text:s/>When active, these messages can have a significant impact on the speed of the driver, and the size of your syslog files! When inactive, they will have only a modest impact on performance.</text:p>
          </table:table-cell>
          <table:table-cell table:number-columns-repeated="1022"/>
        </table:table-row>
        <table:table-row table:style-name="ro1">
          <table:table-cell office:value-type="string" calcext:value-type="string">
            <text:p>ATM_HORIZON_DEBUG</text:p>
          </table:table-cell>
          <table:table-cell office:value-type="string" calcext:value-type="string">
            <text:p>Somewhat useful debugging messages are available. The choice of messages is controlled by a bitmap. <text:s/>This may be specified as a module argument (kernel command line argument as well?), changed dynamically using an ioctl (not yet) or changed by sending the string Dxxxx to VCI 1023 (where x is a hex digit). <text:s/>See the file &lt;file:drivers/atm/horizon.h&gt; for the meanings of the bits in the mask. <text:s/>When active, these messages can have a significant impact on the speed of the driver, and the size of your syslog files! When inactive, they will have only a modest impact on performance.</text:p>
          </table:table-cell>
          <table:table-cell table:number-columns-repeated="1022"/>
        </table:table-row>
        <table:table-row table:style-name="ro1">
          <table:table-cell office:value-type="string" calcext:value-type="string">
            <text:p>ATM_IA_DEBUG</text:p>
          </table:table-cell>
          <table:table-cell office:value-type="string" calcext:value-type="string">
            <text:p>Somewhat useful debugging messages are available. The choice of messages is controlled by a bitmap. This may be specified as a module argument (kernel command line argument as well?), changed dynamically using an ioctl (Get the debug utility, iadbg, from &lt;ftp://ftp.iphase.com/pub/atm/pci/&gt;). <text:s/>See the file &lt;file:drivers/atm/iphase.h&gt; for the meanings of the bits in the mask. <text:s/>When active, these messages can have a significant impact on the speed of the driver, and the size of your syslog files! When inactive, they will have only a modest impact on performance.</text:p>
          </table:table-cell>
          <table:table-cell table:number-columns-repeated="1022"/>
        </table:table-row>
        <table:table-row table:style-name="ro1">
          <table:table-cell office:value-type="string" calcext:value-type="string">
            <text:p>ATH9K_DFS_CERTIFIED</text:p>
          </table:table-cell>
          <table:table-cell office:value-type="string" calcext:value-type="string">
            <text:p>This option enables DFS support for initiating radiation on ath9k. There is no way to dynamically detect if a card was DFS certified and as such this is left as a build time option. This option should only be enabled by system integrators that can guarantee that all the platforms that their kernel will run on have obtained appropriate regulatory body certification for a respective Atheros card by using ath9k on the target shipping platforms. <text:s/>This is currently only a placeholder for future DFS support, as DFS support requires more components that still need to be developed. At this point enabling this option won't do anything except increase code size.</text:p>
          </table:table-cell>
          <table:table-cell table:number-columns-repeated="1022"/>
        </table:table-row>
        <table:table-row table:style-name="ro1">
          <table:table-cell table:style-name="ce2" office:value-type="string" calcext:value-type="string">
            <text:p>CAPI_TRACE</text:p>
          </table:table-cell>
          <table:table-cell table:style-name="ce2" office:value-type="string" calcext:value-type="string">
            <text:p>If you say Y here, the kernelcapi driver can make verbose traces of CAPI messages. This feature can be enabled/disabled via IOCTL for every controller (default disabled). This will increase the size of the kernelcapi module by 20 KB. If unsure, say Y.</text:p>
          </table:table-cell>
          <table:table-cell table:style-name="ce2" table:number-columns-repeated="1022"/>
        </table:table-row>
        <table:table-row table:style-name="ro1">
          <table:table-cell table:style-name="ce2" office:value-type="string" calcext:value-type="string">
            <text:p>ISDN_CAPI_CAPIDRV_VERBOSE</text:p>
          </table:table-cell>
          <table:table-cell table:style-name="ce2" office:value-type="string" calcext:value-type="string">
            <text:p>If you say Y here, the capidrv interface will give verbose reasons for disconnecting. This will increase the size of the kernel by 7 KB. If unsure, say N.</text:p>
          </table:table-cell>
          <table:table-cell table:style-name="ce2" table:number-columns-repeated="1022"/>
        </table:table-row>
        <table:table-row table:style-name="ro1">
          <table:table-cell office:value-type="string" calcext:value-type="string">
            <text:p>HMC_DRV</text:p>
          </table:table-cell>
          <table:table-cell office:value-type="string" calcext:value-type="string">
            <text:p>This option enables support for file transfers from a Hardware Management Console (HMC) drive CD/DVD-ROM. It is available as a module, called 'hmcdrv', and also as kernel built-in. There is one optional parameter for this module: cachesize=N, which modifies the transfer cache size from it's default value 0.5MB to N bytes. If N is zero, then no caching is performed.</text:p>
          </table:table-cell>
          <table:table-cell table:number-columns-repeated="1022"/>
        </table:table-row>
        <table:table-row table:style-name="ro1">
          <table:table-cell table:style-name="ce2" office:value-type="string" calcext:value-type="string">
            <text:p>SSB_SILENT</text:p>
          </table:table-cell>
          <table:table-cell table:style-name="ce2" office:value-type="string" calcext:value-type="string">
            <text:p>This option turns off all Sonics Silicon Backplane printks. Note that you won't be able to identify problems, once messages are turned off. This might only be desired for production kernels on embedded devices to reduce the kernel size. <text:s/>Say N</text:p>
          </table:table-cell>
          <table:table-cell table:style-name="ce2" table:number-columns-repeated="1022"/>
        </table:table-row>
        <table:table-row table:style-name="ro1">
          <table:table-cell table:style-name="ce2" office:value-type="string" calcext:value-type="string">
            <text:p>MEDIA_SUBDRV_AUTOSELECT</text:p>
          </table:table-cell>
          <table:table-cell table:style-name="ce2" office:value-type="string" calcext:value-type="string">
            <text:p>By default, a media driver auto-selects all possible ancillary devices such as tuners, sensors, video encoders/decoders and frontends, that are used by any of the supported devices. <text:s/>This is generally the right thing to do, except when there are strict constraints with regards to the kernel size, like on embedded systems. <text:s/>Use this option with care, as deselecting ancillary drivers which are, in fact, necessary will result in the lack of the needed functionality for your device (it may not tune or may not have the needed demodulators). <text:s/>If unsure say Y.</text:p>
          </table:table-cell>
          <table:table-cell table:style-name="ce2" table:number-columns-repeated="1022"/>
        </table:table-row>
        <table:table-row table:style-name="ro1">
          <table:table-cell table:style-name="ce2" office:value-type="string" calcext:value-type="string">
            <text:p>FB_MODE_HELPERS</text:p>
          </table:table-cell>
          <table:table-cell table:style-name="ce2" office:value-type="string" calcext:value-type="string">
            <text:p>This enables functions for handling video modes using the Generalized Timing Formula and the EDID parser. A few drivers rely on this feature such as the radeonfb, rivafb, and the i810fb. If your driver does not take advantage of this feature, choosing Y will just increase the kernel size by about 5K.</text:p>
          </table:table-cell>
          <table:table-cell table:style-name="ce2" table:number-columns-repeated="1022"/>
        </table:table-row>
        <table:table-row table:style-name="ro1">
          <table:table-cell office:value-type="string" calcext:value-type="string">
            <text:p>FB_PS3_DEFAULT_SIZE_M</text:p>
          </table:table-cell>
          <table:table-cell office:value-type="string" calcext:value-type="string">
            <text:p>This is the default size (in MiB) of the virtual frame buffer in the PS3. The default value can be overridden on the kernel command line using the ps3fb option (e.g. ps3fb=9M).</text:p>
          </table:table-cell>
          <table:table-cell table:number-columns-repeated="1022"/>
        </table:table-row>
        <table:table-row table:style-name="ro1">
          <table:table-cell office:value-type="string" calcext:value-type="string">
            <text:p>FB_SIMPLE</text:p>
          </table:table-cell>
          <table:table-cell office:value-type="string" calcext:value-type="string">
            <text:p>Say Y if you want support for a simple frame-buffer. <text:s/>This driver assumes that the display hardware has been initialized before the kernel boots, and the kernel will simply render to the pre-allocated frame buffer surface. <text:s/>Configuration re: surface address, size, and format must be provided through device tree, or plain old platform data.</text:p>
          </table:table-cell>
          <table:table-cell table:number-columns-repeated="1022"/>
        </table:table-row>
        <table:table-row table:style-name="ro1">
          <table:table-cell office:value-type="string" calcext:value-type="string">
            <text:p>SOUND_MSS</text:p>
          </table:table-cell>
          <table:table-cell office:value-type="string" calcext:value-type="string">
            <text:p>Again think carefully before answering Y to this question. <text:s/>It's safe to answer Y if you have the original Windows Sound System card made by Microsoft or Aztech SG 16 Pro (or NX16 Pro). <text:s/>Also you may say Y in case your card is NOT among these: <text:s/>ATI Stereo F/X, AdLib, Audio Excell DSP16, Cardinal DSP16, Ensoniq SoundScape (and compatibles made by Reveal and Spea), Gravis Ultrasound, Gravis Ultrasound ACE, Gravis Ultrasound Max, Gravis Ultrasound with 16 bit option, Logitech Sound Man 16, Logitech SoundMan Games, Logitech SoundMan Wave, MAD16 Pro (OPTi 82C929), Media Vision Jazz16, MediaTriX AudioTriX Pro, Microsoft Windows Sound System (MSS/WSS), Mozart (OAK OTI-601), Orchid SW32, Personal Sound System (PSS), Pro Audio Spectrum 16, Pro Audio Studio 16, Pro Sonic 16, Roland MPU-401 MIDI interface, Sound Blaster 1.0, Sound Blaster 16, Sound Blaster 16ASP, Sound Blaster 2.0, Sound Blaster AWE32, Sound Blaster Pro, TI TM4000M notebook, ThunderBoard, Turtle Beach Tropez, Yamaha FM synthesizers (OPL2, OPL3 and OPL4), 6850 UART MIDI Interface. <text:s/>For cards having native support in VoxWare, consult the card specific instructions in &lt;file:Documentation/sound/oss/README.OSS&gt;. Some drivers have their own MSS support and saying Y to this option will cause a conflict. <text:s/>If you compile the driver into the kernel, you have to add ad1848=&lt;io&gt;,&lt;irq&gt;,&lt;dma&gt;,&lt;dma2&gt;[,&lt;type&gt;] to the kernel command line.</text:p>
          </table:table-cell>
          <table:table-cell table:number-columns-repeated="1022"/>
        </table:table-row>
        <table:table-row table:style-name="ro1">
          <table:table-cell office:value-type="string" calcext:value-type="string">
            <text:p>COMEDI_DEFAULT_BUF_SIZE_KB</text:p>
          </table:table-cell>
          <table:table-cell office:value-type="string" calcext:value-type="string">
            <text:p>This is the default asynchronous buffer size which is used for commands running in the background in kernel space. <text:s/>This defaults to 2048 KiB of memory so that a 16 channel card running at 10 kHz has of 2-4 seconds of buffer.</text:p>
          </table:table-cell>
          <table:table-cell table:number-columns-repeated="1022"/>
        </table:table-row>
        <table:table-row table:style-name="ro1">
          <table:table-cell office:value-type="string" calcext:value-type="string">
            <text:p>SPEAKUP</text:p>
          </table:table-cell>
          <table:table-cell office:value-type="string" calcext:value-type="string">
            <text:p>This is the Speakup screen reader. <text:s/>Think of it as a video console for blind people. <text:s/>If built in to the kernel, it can speak everything on the text console from boot up to shutdown. <text:s/>For more information on Speakup, point your browser at &lt;http://www.linux-speakup.org/&gt;. There is also a mailing list at the above url that you can subscribe to. <text:s/>Supported synthesizers are accent sa, accent pc, appollo II., Auddapter, Braille 'n Speak, Dectalk external (old), Dectalk PC (full length isa board), Dectalk express, Doubletalk, Doubletalk LT or Litetalk, Keynote Gold internal PC, software synthesizers, Speakout, transport, and a dummy module that can be used with a plain text terminal. <text:s/>Speakup can either be built in or compiled as a module by answering y or m. <text:s/>If you answer y here, then you must answer either y or m to at least one of the synthesizer drivers below. <text:s/>If you answer m here, then the synthesizer drivers below can only be built as modules. <text:s/>These drivers are not standalone drivers, but must be used in conjunction with Speakup. <text:s/>Think of them as video cards for blind people. <text:s text:c="2"/>The Dectalk pc driver can only be built as a module, and requires software to be pre-loaded on to the card before the module can be loaded. <text:s/>See the decpc choice below for more details. <text:s/>If you are not a blind person, or don't have access to one of the listed synthesizers, you should say n.</text:p>
          </table:table-cell>
          <table:table-cell table:number-columns-repeated="1022"/>
        </table:table-row>
        <table:table-row table:style-name="ro1">
          <table:table-cell office:value-type="string" calcext:value-type="string">
            <text:p>SPEAKUP_SYNTH_ACNTSA</text:p>
          </table:table-cell>
          <table:table-cell office:value-type="string" calcext:value-type="string">
            <text:p>This is the Speakup driver for the Accent SA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SPEAKUP_SYNTH_ACNTPC</text:p>
          </table:table-cell>
          <table:table-cell office:value-type="string" calcext:value-type="string">
            <text:p>This is the Speakup driver for the accent pc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SPEAKUP_SYNTH_APOLLO</text:p>
          </table:table-cell>
          <table:table-cell office:value-type="string" calcext:value-type="string">
            <text:p>This is the Speakup driver for the Apollo II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SPEAKUP_SYNTH_AUDPTR</text:p>
          </table:table-cell>
          <table:table-cell office:value-type="string" calcext:value-type="string">
            <text:p>This is the Speakup driver for the Audapter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SPEAKUP_SYNTH_BNS</text:p>
          </table:table-cell>
          <table:table-cell office:value-type="string" calcext:value-type="string">
            <text:p>This is the Speakup driver for the Braille 'n' Speak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SPEAKUP_SYNTH_DECTLK</text:p>
          </table:table-cell>
          <table:table-cell office:value-type="string" calcext:value-type="string">
            <text:p>This is the Speakup driver for the DecTalk Express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SPEAKUP_SYNTH_DECEXT</text:p>
          </table:table-cell>
          <table:table-cell office:value-type="string" calcext:value-type="string">
            <text:p>This is the Speakup driver for the DecTalk External (old)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SPEAKUP_SYNTH_DTLK</text:p>
          </table:table-cell>
          <table:table-cell office:value-type="string" calcext:value-type="string">
            <text:p>This is the Speakup driver for the internal DoubleTalk PC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SPEAKUP_SYNTH_KEYPC</text:p>
          </table:table-cell>
          <table:table-cell office:value-type="string" calcext:value-type="string">
            <text:p>This is the Speakup driver for the Keynote Gold PC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SPEAKUP_SYNTH_LTLK</text:p>
          </table:table-cell>
          <table:table-cell office:value-type="string" calcext:value-type="string">
            <text:p>This is the Speakup driver for the LiteTalk/DoubleTalk LT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SPEAKUP_SYNTH_SOFT</text:p>
          </table:table-cell>
          <table:table-cell office:value-type="string" calcext:value-type="string">
            <text:p>This is the software synthesizer device node. <text:s/>It will register a device /dev/softsynth which midware programs and speech daemons may open and read to provide kernel output to software synths such as espeak, festival, flite and so forth. <text:s/>You can select 'y' or 'm' to have it built-in to the kernel or loaded as a module.</text:p>
          </table:table-cell>
          <table:table-cell table:number-columns-repeated="1022"/>
        </table:table-row>
        <table:table-row table:style-name="ro1">
          <table:table-cell office:value-type="string" calcext:value-type="string">
            <text:p>SPEAKUP_SYNTH_SPKOUT</text:p>
          </table:table-cell>
          <table:table-cell office:value-type="string" calcext:value-type="string">
            <text:p>This is the Speakup driver for the Speakout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SPEAKUP_SYNTH_TXPRT</text:p>
          </table:table-cell>
          <table:table-cell office:value-type="string" calcext:value-type="string">
            <text:p>This is the Speakup driver for the Transport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LUSTRE_OBD_MAX_IOCTL_BUFFER</text:p>
          </table:table-cell>
          <table:table-cell office:value-type="string" calcext:value-type="string">
            <text:p>This option defines the maximum size of buffer in bytes that user space applications can pass to Lustre kernel module through ioctl interface. <text:s/>If unsure, use default.</text:p>
          </table:table-cell>
          <table:table-cell table:number-columns-repeated="1022"/>
        </table:table-row>
        <table:table-row table:style-name="ro1">
          <table:table-cell office:value-type="string" calcext:value-type="string">
            <text:p>NTB_IDT</text:p>
          </table:table-cell>
          <table:table-cell office:value-type="string" calcext:value-type="string">
            <text:p>This driver supports NTB of cappable IDT PCIe-switches. <text:s/>Some of the pre-initializations must be made before IDT PCIe-switch exposes it NT-functions correctly. It should be done by either proper initialisation of EEPROM connected to master smbus of the switch or by BIOS using slave-SMBus interface changing corresponding registers value. Evidently it must be done before PCI bus enumeration is finished in Linux kernel. <text:s/>First of all partitions must be activated and properly assigned to all the ports with NT-functions intended to be activated (see SWPARTxCTL and SWPORTxCTL registers). Then all NT-function BARs must be enabled with chosen valid aperture. For memory windows related BARs the aperture settings shall determine the maximum size of memory windows accepted by a BAR. Note that BAR0 must map PCI configuration space registers. <text:s/>It's worth to note, that since a part of this driver relies on the BAR settings of peer NT-functions, the BAR setups can't be done over kernel PCI fixups. That's why the alternative pre-initialization techniques like BIOS using SMBus interface or EEPROM should be utilized. Additionally if one needs to have temperature sensor information printed to system log, the corresponding registers must be initialized within BIOS/EEPROM as well. <text:s/>If unsure, say N.</text:p>
          </table:table-cell>
          <table:table-cell table:number-columns-repeated="1022"/>
        </table:table-row>
        <table:table-row table:style-name="ro1">
          <table:table-cell table:style-name="ce2" office:value-type="string" calcext:value-type="string">
            <text:p>ZORRO_NAMES</text:p>
          </table:table-cell>
          <table:table-cell table:style-name="ce2" office:value-type="string" calcext:value-type="string">
            <text:p>By default, the kernel contains a database of all known Zorro device names to make the information in /proc/iomem comprehensible to the user. This database increases the size of the kernel image by about 15KB, but it gets freed after the system boots up, so it doesn't take up kernel memory. Anyway, if you are building an installation floppy or kernel for an embedded system where kernel image size really matters, you can disable this feature and you'll get device ID numbers instead of names. <text:s/>When in doubt, say Y.</text:p>
          </table:table-cell>
          <table:table-cell table:style-name="ce2" table:number-columns-repeated="1022"/>
        </table:table-row>
        <table:table-row table:style-name="ro1">
          <table:table-cell office:value-type="string" calcext:value-type="string">
            <text:p>ACPI_DEBUG</text:p>
          </table:table-cell>
          <table:table-cell office:value-type="string" calcext:value-type="string">
            <text:p>The ACPI subsystem can produce debug output. <text:s/>Saying Y enables this output and increases the kernel size by around 50K. <text:s/>Use the acpi.debug_layer and acpi.debug_level kernel command-line parameters documented in Documentation/acpi/debug.txt and Documentation/admin-guide/kernel-parameters.rst to control the type and amount of debug output.</text:p>
          </table:table-cell>
          <table:table-cell table:number-columns-repeated="1022"/>
        </table:table-row>
        <table:table-row table:style-name="ro1">
          <table:table-cell office:value-type="string" calcext:value-type="string">
            <text:p>EISA_NAMES</text:p>
          </table:table-cell>
          <table:table-cell office:value-type="string" calcext:value-type="string">
            <text:p>By default, the kernel contains a database of all known EISA device names to make the information in sysfs comprehensible to the user. This database increases size of the kernel image by about 40KB, but it gets freed after the system boots up, so it doesn't take up kernel memory. Anyway, if you are building an installation floppy or kernel for an embedded system where kernel image size really matters, you can disable this feature and you'll get device ID instead of names. <text:s/>When in doubt, say Y.</text:p>
          </table:table-cell>
          <table:table-cell table:number-columns-repeated="1022"/>
        </table:table-row>
        <table:table-row table:style-name="ro1">
          <table:table-cell table:style-name="ce2" office:value-type="string" calcext:value-type="string">
            <text:p>JUMP_LABEL</text:p>
          </table:table-cell>
          <table:table-cell table:style-name="ce2" office:value-type="string" calcext:value-type="string">
            <text:p>This option enables a transparent branch optimization that makes certain almost-always-true or almost-always-false branch conditions even cheaper to execute within the kernel. <text:s/>Certain performance-sensitive kernel code, such as trace points, scheduler functionality, networking code and KVM have such branches and include support for this optimization technique. <text:s/>If it is detected that the compiler has support for asm goto, the kernel will compile such branches with just a nop instruction. When the condition flag is toggled to true, the nop will be converted to a jump instruction to execute the conditional block of instructions. <text:s/>This technique lowers overhead and stress on the branch prediction of the processor and generally makes the kernel faster. The update of the condition is slower, but those are always very rare. <text:s/>( On 32-bit x86, the necessary options added to the compiler <text:s text:c="2"/>flags may increase the size of the kernel slightly. )</text:p>
          </table:table-cell>
          <table:table-cell table:style-name="ce2" table:number-columns-repeated="1022"/>
        </table:table-row>
        <table:table-row table:style-name="ro1">
          <table:table-cell table:style-name="ce2" office:value-type="string" calcext:value-type="string">
            <text:p>CC_STACKPROTECTOR_REGULAR</text:p>
          </table:table-cell>
          <table:table-cell table:style-name="ce2" office:value-type="string" calcext:value-type="string">
            <text:p>Functions will have the stack-protector canary logic added if they have an 8-byte or larger character array on the stack. <text:s/>This feature requires gcc version 4.2 or above, or a distribution gcc with the feature backported (-fstack-protector). <text:s/>On an x86 defconfig build, this feature adds canary checks to about 3% of all kernel functions, which increases kernel code size by about 0.3%.</text:p>
          </table:table-cell>
          <table:table-cell table:style-name="ce2" table:number-columns-repeated="1022"/>
        </table:table-row>
        <table:table-row table:style-name="ro1">
          <table:table-cell table:style-name="ce2" office:value-type="string" calcext:value-type="string">
            <text:p>CC_STACKPROTECTOR_STRONG</text:p>
          </table:table-cell>
          <table:table-cell table:style-name="ce2" office:value-type="string" calcext:value-type="string">
            <text:p>Functions will have the stack-protector canary logic added in any of the following conditions: <text:s/>- local variable's address used as part of the right hand side of an <text:s text:c="2"/>assignment or function argument - local variable is an array (or union containing an array), <text:s text:c="2"/>regardless of array type or length - uses register local variables <text:s/>This feature requires gcc version 4.9 or above, or a distribution gcc with the feature backported (-fstack-protector-strong). <text:s/>On an x86 defconfig build, this feature adds canary checks to about 20% of all kernel functions, which increases the kernel code size by about 2%.</text:p>
          </table:table-cell>
          <table:table-cell table:style-name="ce2" table:number-columns-repeated="1022"/>
        </table:table-row>
        <table:table-row table:style-name="ro1">
          <table:table-cell table:style-name="ce2" office:value-type="string" calcext:value-type="string">
            <text:p>DYNAMIC_DEBUG</text:p>
          </table:table-cell>
          <table:table-cell table:style-name="ce2" office:value-type="string" calcext:value-type="string">
            <text:p>Compiles debug level messages into the kernel, which would not otherwise be available at runtime. These messages can then be enabled/disabled based on various levels of scope - per source file, function, module, format string, and line number. This mechanism implicitly compiles in all pr_debug() and dev_dbg() calls, which enlarges the kernel text size by about 2%. <text:s/>If a source file is compiled with DEBUG flag set, any pr_debug() calls in it are enabled by default, but can be disabled at runtime as below. <text:s/>Note that DEBUG flag is turned on by many CONFIG_*DEBUG* options. <text:s/>Usage: <text:s/>Dynamic debugging is controlled via the 'dynamic_debug/control' file, which is contained in the 'debugfs' filesystem. Thus, the debugfs filesystem must first be mounted before making use of this feature. We refer the control file as: &lt;debugfs&gt;/dynamic_debug/control. This file contains a list of the debug statements that can be enabled. The format for each line of the file is: <text:s text:c="7"/>filename:lineno [module]function flags format <text:s/>filename : source file of the debug statement lineno : line number of the debug statement module : module that contains the debug statement function : function that contains the debug statement flags : '=p' means the line is turned 'on' for printing format : the format used for the debug statement <text:s/>From a live system: <text:s text:c="7"/>nullarbor:~ # cat &lt;debugfs&gt;/dynamic_debug/control <text:s text:c="6"/># filename:lineno [module]function flags format <text:s text:c="6"/>fs/aio.c:222 [aio]__put_ioctx =_ __put_ioctx:\040freeing\040%p\012 <text:s text:c="6"/>fs/aio.c:248 [aio]ioctx_alloc =_ ENOMEM:\040nr_events\040too\040high\012 <text:s text:c="6"/>fs/aio.c:1770 [aio]sys_io_cancel =_ calling\040cancel\012 <text:s/>Example usage: <text:s text:c="7"/>// enable the message at line 1603 of file svcsock.c <text:s text:c="6"/>nullarbor:~ # echo -n 'file svcsock.c line 1603 +p' &gt; <text:s text:c="38"/>&lt;debugfs&gt;/dynamic_debug/control <text:s text:c="7"/>// enable all the messages in file svcsock.c <text:s text:c="6"/>nullarbor:~ # echo -n 'file svcsock.c +p' &gt; <text:s text:c="38"/>&lt;debugfs&gt;/dynamic_debug/control <text:s text:c="7"/>// enable all the messages in the NFS server module <text:s text:c="6"/>nullarbor:~ # echo -n 'module nfsd +p' &gt; <text:s text:c="38"/>&lt;debugfs&gt;/dynamic_debug/control <text:s text:c="7"/>// enable all 12 messages in the function svc_process() <text:s text:c="6"/>nullarbor:~ # echo -n 'func svc_process +p' &gt; <text:s text:c="38"/>&lt;debugfs&gt;/dynamic_debug/control <text:s text:c="7"/>// disable all 12 messages in the function svc_process() <text:s text:c="6"/>nullarbor:~ # echo -n 'func svc_process -p' &gt; <text:s text:c="38"/>&lt;debugfs&gt;/dynamic_debug/control <text:s/>See Documentation/admin-guide/dynamic-debug-howto.rst for additional information.</text:p>
          </table:table-cell>
          <table:table-cell table:style-name="ce2" table:number-columns-repeated="1022"/>
        </table:table-row>
        <table:table-row table:style-name="ro1">
          <table:table-cell table:style-name="ce2" office:value-type="string" calcext:value-type="string">
            <text:p>KASAN_OUTLINE</text:p>
          </table:table-cell>
          <table:table-cell table:style-name="ce2" office:value-type="string" calcext:value-type="string">
            <text:p>Before every memory access compiler insert function call __asan_load*/__asan_store*. These functions performs check of shadow memory. This is slower than inline instrumentation, however it doesn't bloat size of kernel's .text section so much as inline does.</text:p>
          </table:table-cell>
          <table:table-cell table:style-name="ce2" table:number-columns-repeated="1022"/>
        </table:table-row>
        <table:table-row table:style-name="ro1">
          <table:table-cell table:style-name="ce2" office:value-type="string" calcext:value-type="string">
            <text:p>KASAN_INLINE</text:p>
          </table:table-cell>
          <table:table-cell table:style-name="ce2" office:value-type="string" calcext:value-type="string">
            <text:p>Compiler directly inserts code checking shadow memory before memory accesses. This is faster than outline (in some workloads it gives about x2 boost over outline instrumentation), but make kernel's .text size much bigger. This requires a gcc version of 5.0 or later.</text:p>
          </table:table-cell>
          <table:table-cell table:style-name="ce2" table:number-columns-repeated="1022"/>
        </table:table-row>
        <table:table-row table:style-name="ro1">
          <table:table-cell table:style-name="ce2" office:value-type="string" calcext:value-type="string">
            <text:p>IRQSOFF_TRACER</text:p>
          </table:table-cell>
          <table:table-cell table:style-name="ce2" office:value-type="string" calcext:value-type="string">
            <text:p>This option measures the time spent in irqs-off critical sections, with microsecond accuracy. <text:s/>The default measurement method is a maximum search, which is disabled by default and can be runtime (re-)started via: <text:s text:c="5"/>echo 0 &gt; /sys/kernel/debug/tracing/tracing_max_latency <text:s/>(Note that kernel size and overhead increase with this option enabled. This option and the preempt-off timing option can be used together or separately.)</text:p>
          </table:table-cell>
          <table:table-cell table:style-name="ce2" table:number-columns-repeated="1022"/>
        </table:table-row>
        <table:table-row table:style-name="ro1">
          <table:table-cell table:style-name="ce2" office:value-type="string" calcext:value-type="string">
            <text:p>PREEMPT_TRACER</text:p>
          </table:table-cell>
          <table:table-cell table:style-name="ce2" office:value-type="string" calcext:value-type="string">
            <text:p>This option measures the time spent in preemption-off critical sections, with microsecond accuracy. <text:s/>The default measurement method is a maximum search, which is disabled by default and can be runtime (re-)started via: <text:s text:c="5"/>echo 0 &gt; /sys/kernel/debug/tracing/tracing_max_latency <text:s/>(Note that kernel size and overhead increase with this option enabled. This option and the irqs-off timing option can be used together or separately.)</text:p>
          </table:table-cell>
          <table:table-cell table:style-name="ce2" table:number-columns-repeated="1022"/>
        </table:table-row>
        <table:table-row table:style-name="ro1">
          <table:table-cell office:value-type="string" calcext:value-type="string">
            <text:p>RING_BUFFER_STARTUP_TEST</text:p>
          </table:table-cell>
          <table:table-cell office:value-type="string" calcext:value-type="string">
            <text:p>Run a simple self test on the ring buffer on boot up. Late in the kernel boot sequence, the test will start that kicks off a thread per cpu. Each thread will write various size events into the ring buffer. Another thread is created to send IPIs to each of the threads, where the IPI handler will also write to the ring buffer, to test/stress the nesting ability. If any anomalies are discovered, a warning will be displayed and all ring buffers will be disabled. <text:s/>The test runs for 10 seconds. This will slow your boot time by at least 10 more seconds. <text:s/>At the end of the test, statics and more checks are done. It will output the stats of each per cpu buffer. What was written, the sizes, what was read, what was lost, and other similar details. <text:s/>If unsure, say N</text:p>
          </table:table-cell>
          <table:table-cell table:number-columns-repeated="1022"/>
        </table:table-row>
        <table:table-row table:style-name="ro1">
          <table:table-cell office:value-type="string" calcext:value-type="string">
            <text:p>TRACE_EVAL_MAP_FILE</text:p>
          </table:table-cell>
          <table:table-cell office:value-type="string" calcext:value-type="string">
            <text:p>The print fmt of the trace events will show the enum/sizeof names instead of their values. This can cause problems for user space tools that use this string to parse the raw data as user space does not know how to convert the string to its value. <text:s/>To fix this, there's a special macro in the kernel that can be used to convert an enum/sizeof into its value. If this macro is used, then the print fmt strings will be converted to their values. <text:s/>If something does not get converted properly, this option can be used to show what enums/sizeof the kernel tried to convert. <text:s/>This option is for debugging the conversions. A file is created in the tracing directory called eval_map that will show the names matched with their values and what trace event system they belong too. <text:s/>Normally, the mapping of the strings to values will be freed after boot up or module load. With this option, they will not be freed, as they are needed for the eval_map file. Enabling this option will increase the memory footprint of the running kernel. <text:s/>If unsure, say N</text:p>
          </table:table-cell>
          <table:table-cell table:number-columns-repeated="1022"/>
        </table:table-row>
        <table:table-row table:style-name="ro1">
          <table:table-cell table:style-name="ce2" office:value-type="string" calcext:value-type="string">
            <text:p>UBSAN_SANITIZE_ALL</text:p>
          </table:table-cell>
          <table:table-cell table:style-name="ce2" office:value-type="string" calcext:value-type="string">
            <text:p>This option activates instrumentation for the entire kernel. If you don't enable this option, you have to explicitly specify UBSAN_SANITIZE := y for the files/directories you want to check for UB. Enabling this option will get kernel image size increased significantly.</text:p>
          </table:table-cell>
          <table:table-cell table:style-name="ce2" table:number-columns-repeated="1022"/>
        </table:table-row>
        <table:table-row table:style-name="ro1">
          <table:table-cell table:style-name="ce2" office:value-type="string" calcext:value-type="string">
            <text:p>KERNEL_BZIP2</text:p>
          </table:table-cell>
          <table:table-cell table:style-name="ce2" office:value-type="string" calcext:value-type="string">
            <text:p>Its compression ratio and speed is intermediate. Decompression speed is slowest among the choices. <text:s/>The kernel size is about 10% smaller with bzip2, in comparison to gzip. Bzip2 uses a large amount of memory. For modern kernels you will need at least 8MB RAM or more for booting.</text:p>
          </table:table-cell>
          <table:table-cell table:style-name="ce2" table:number-columns-repeated="1022"/>
        </table:table-row>
        <table:table-row table:style-name="ro1">
          <table:table-cell table:style-name="ce2" office:value-type="string" calcext:value-type="string">
            <text:p>KERNEL_LZMA</text:p>
          </table:table-cell>
          <table:table-cell table:style-name="ce2" office:value-type="string" calcext:value-type="string">
            <text:p>This compression algorithm's ratio is best. <text:s/>Decompression speed is between gzip and bzip2. <text:s/>Compression is slowest. The kernel size is about 33% smaller with LZMA in comparison to gzip.</text:p>
          </table:table-cell>
          <table:table-cell table:style-name="ce2" table:number-columns-repeated="1022"/>
        </table:table-row>
        <table:table-row table:style-name="ro1">
          <table:table-cell table:style-name="ce2" office:value-type="string" calcext:value-type="string">
            <text:p>KERNEL_XZ</text:p>
          </table:table-cell>
          <table:table-cell table:style-name="ce2" office:value-type="string" calcext:value-type="string">
            <text:p>XZ uses the LZMA2 algorithm and instruction set specific BCJ filters which can improve compression ratio of executable code. The size of the kernel is about 30% smaller with XZ in comparison to gzip. On architectures for which there is a BCJ filter (i386, x86_64, ARM, IA-64, PowerPC, and SPARC), XZ will create a few percent smaller kernel than plain LZMA. <text:s/>The speed is about the same as with LZMA: The decompression speed of XZ is better than that of bzip2 but worse than gzip and LZO. Compression is slow.</text:p>
          </table:table-cell>
          <table:table-cell table:style-name="ce2" table:number-columns-repeated="1022"/>
        </table:table-row>
        <table:table-row table:style-name="ro1">
          <table:table-cell table:style-name="ce2" office:value-type="string" calcext:value-type="string">
            <text:p>KERNEL_LZO</text:p>
          </table:table-cell>
          <table:table-cell table:style-name="ce2" office:value-type="string" calcext:value-type="string">
            <text:p>Its compression ratio is the poorest among the choices. The kernel size is about 10% bigger than gzip. however its speed (both compression and decompression) is the fastest.</text:p>
          </table:table-cell>
          <table:table-cell table:style-name="ce2" table:number-columns-repeated="1022"/>
        </table:table-row>
        <table:table-row table:style-name="ro1">
          <table:table-cell table:style-name="ce2" office:value-type="string" calcext:value-type="string">
            <text:p>KERNEL_LZ4</text:p>
          </table:table-cell>
          <table:table-cell table:style-name="ce2" office:value-type="string" calcext:value-type="string">
            <text:p>LZ4 is an LZ77-type compressor with a fixed, byte-oriented encoding. A preliminary version of LZ4 de/compression tool is available at &lt;https://code.google.com/p/lz4/&gt;. <text:s/>Its compression ratio is worse than LZO. The size of the kernel is about 8% bigger than LZO. But the decompression speed is faster than LZO.</text:p>
          </table:table-cell>
          <table:table-cell table:style-name="ce2" table:number-columns-repeated="1022"/>
        </table:table-row>
        <table:table-row table:style-name="ro1">
          <table:table-cell office:value-type="string" calcext:value-type="string">
            <text:p>HIGH_RES_TIMERS</text:p>
          </table:table-cell>
          <table:table-cell office:value-type="string" calcext:value-type="string">
            <text:p>This option enables high resolution timer support. If your hardware is not capable then this option only increases the size of the kernel image.</text:p>
          </table:table-cell>
          <table:table-cell table:number-columns-repeated="1022"/>
        </table:table-row>
        <table:table-row table:style-name="ro1">
          <table:table-cell office:value-type="string" calcext:value-type="string">
            <text:p>LOG_BUF_SHIFT</text:p>
          </table:table-cell>
          <table:table-cell office:value-type="string" calcext:value-type="string">
            <text:p>Select the minimal kernel log buffer size as a power of 2. The final size is affected by LOG_CPU_MAX_BUF_SHIFT config parameter, see below. Any higher size also might be forced by log_buf_len boot parameter. <text:s/>Examples: <text:s text:c="11"/>17 =&gt; 128 KB <text:s text:c="11"/>16 =&gt; 64 KB <text:s text:c="11"/>15 =&gt; 32 KB <text:s text:c="11"/>14 =&gt; 16 KB <text:s text:c="11"/>13 =&gt; <text:s/>8 KB <text:s text:c="11"/>12 =&gt; <text:s/>4 KB</text:p>
          </table:table-cell>
          <table:table-cell table:number-columns-repeated="1022"/>
        </table:table-row>
        <table:table-row table:style-name="ro1">
          <table:table-cell office:value-type="string" calcext:value-type="string">
            <text:p>LOG_CPU_MAX_BUF_SHIFT</text:p>
          </table:table-cell>
          <table:table-cell office:value-type="string" calcext:value-type="string">
            <text:p>This option allows to increase the default ring buffer size according to the number of CPUs. The value defines the contribution of each CPU as a power of 2. The used space is typically only few lines however it might be much more when problems are reported, e.g. backtraces. <text:s/>The increased size means that a new buffer has to be allocated and the original static one is unused. It makes sense only on systems with more CPUs. Therefore this value is used only when the sum of contributions is greater than the half of the default kernel ring buffer as defined by LOG_BUF_SHIFT. The default values are set so that more than 64 CPUs are needed to trigger the allocation. <text:s/>Also this option is ignored when log_buf_len kernel parameter is used as it forces an exact (power of two) size of the ring buffer. <text:s/>The number of possible CPUs is used for this computation ignoring hotplugging making the computation optimal for the worst case scenario while allowing a simple algorithm to be used from bootup. <text:s/>Examples shift values and their meaning: <text:s text:c="11"/>17 =&gt; 128 KB for each CPU <text:s text:c="11"/>16 =&gt; <text:s/>64 KB for each CPU <text:s text:c="11"/>15 =&gt; <text:s/>32 KB for each CPU <text:s text:c="11"/>14 =&gt; <text:s/>16 KB for each CPU <text:s text:c="11"/>13 =&gt; <text:s text:c="2"/>8 KB for each CPU <text:s text:c="11"/>12 =&gt; <text:s text:c="2"/>4 KB for each CPU</text:p>
          </table:table-cell>
          <table:table-cell table:number-columns-repeated="1022"/>
        </table:table-row>
        <table:table-row table:style-name="ro1">
          <table:table-cell office:value-type="string" calcext:value-type="string">
            <text:p>CHECKPOINT_RESTORE</text:p>
          </table:table-cell>
          <table:table-cell office:value-type="string" calcext:value-type="string">
            <text:p>Enables additional kernel features in a sake of checkpoint/restore. In particular it adds auxiliary prctl codes to setup process text, data and heap segment sizes, and a few additional /proc filesystem entries. <text:s/>If unsure, say N here.</text:p>
          </table:table-cell>
          <table:table-cell table:number-columns-repeated="1022"/>
        </table:table-row>
        <table:table-row table:style-name="ro1">
          <table:table-cell table:style-name="ce2" office:value-type="string" calcext:value-type="string">
            <text:p>BLK_DEV_INITRD</text:p>
          </table:table-cell>
          <table:table-cell table:style-name="ce2" office:value-type="string" calcext:value-type="string">
            <text:p>The initial RAM filesystem is a ramfs which is loaded by the boot loader (loadlin or lilo) and that is mounted as root before the normal boot procedure. It is typically used to load modules needed to mount the real root file system, etc. See &lt;file:Documentation/admin-guide/initrd.rst&gt; for details. <text:s/>If RAM disk support (BLK_DEV_RAM) is also included, this also enables initial RAM disk (initrd) support and adds 15 Kbytes (more on some other architectures) to the kernel size. <text:s/>If unsure say Y.</text:p>
          </table:table-cell>
          <table:table-cell table:style-name="ce2" table:number-columns-repeated="1022"/>
        </table:table-row>
        <table:table-row table:style-name="ro1">
          <table:table-cell table:style-name="ce2" office:value-type="string" calcext:value-type="string">
            <text:p>INITRAMFS_COMPRESSION_BZIP2</text:p>
          </table:table-cell>
          <table:table-cell table:style-name="ce2" office:value-type="string" calcext:value-type="string">
            <text:p>It's compression ratio and speed is intermediate. Decompression speed is slowest among the choices. The initramfs size is about 10% smaller with bzip2, in comparison to gzip. Bzip2 uses a large amount of memory. For modern kernels you will need at least 8MB RAM or more for booting. <text:s/>If you choose this, keep in mind that you need to have the bzip2 tool available to be able to compress the initram.</text:p>
          </table:table-cell>
          <table:table-cell table:style-name="ce2" table:number-columns-repeated="1022"/>
        </table:table-row>
        <table:table-row table:style-name="ro1">
          <table:table-cell table:style-name="ce2" office:value-type="string" calcext:value-type="string">
            <text:p>INITRAMFS_COMPRESSION_LZO</text:p>
          </table:table-cell>
          <table:table-cell table:style-name="ce2" office:value-type="string" calcext:value-type="string">
            <text:p>It's compression ratio is the second poorest amongst the choices. The kernel size is about 10% bigger than gzip. Despite that, it's decompression speed is the second fastest and it's compression speed is quite fast too. <text:s/>If you choose this, keep in mind that you may need to install the lzop tool to be able to compress the initram.</text:p>
          </table:table-cell>
          <table:table-cell table:style-name="ce2" table:number-columns-repeated="1022"/>
        </table:table-row>
        <table:table-row table:style-name="ro1">
          <table:table-cell table:style-name="ce2" office:value-type="string" calcext:value-type="string">
            <text:p>INITRAMFS_COMPRESSION_LZ4</text:p>
          </table:table-cell>
          <table:table-cell table:style-name="ce2" office:value-type="string" calcext:value-type="string">
            <text:p>It's compression ratio is the poorest amongst the choices. The kernel size is about 15% bigger than gzip. however its decompression speed is the fastest. <text:s/>If you choose this, keep in mind that most distros don't provide lz4 by default which could cause a build failure.</text:p>
          </table:table-cell>
          <table:table-cell table:style-name="ce2" table:number-columns-repeated="1022"/>
        </table:table-row>
        <table:table-row table:style-name="ro1">
          <table:table-cell table:style-name="ce2" office:value-type="string" calcext:value-type="string">
            <text:p>CC_OPTIMIZE_FOR_SIZE</text:p>
          </table:table-cell>
          <table:table-cell table:style-name="ce2" office:value-type="string" calcext:value-type="string">
            <text:p>Enabling this option will pass -Os instead of -O2 to your compiler resulting in a smaller kernel. <text:s/>If unsure, say N.</text:p>
          </table:table-cell>
          <table:table-cell table:style-name="ce2" table:number-columns-repeated="1022"/>
        </table:table-row>
        <table:table-row table:style-name="ro1">
          <table:table-cell table:style-name="ce2" office:value-type="string" calcext:value-type="string">
            <text:p>POSIX_TIMERS</text:p>
          </table:table-cell>
          <table:table-cell table:style-name="ce2" office:value-type="string" calcext:value-type="string">
            <text:p>This includes native support for POSIX timers to the kernel. Some embedded systems have no use for them and therefore they can be configured out to reduce the size of the kernel image. <text:s/>When this option is disabled, the following syscalls won't be available: timer_create, timer_gettime: timer_getoverrun, timer_settime, timer_delete, clock_adjtime, getitimer, setitimer, alarm. Furthermore, the clock_settime, clock_gettime, clock_getres and clock_nanosleep syscalls will be limited to CLOCK_REALTIME, CLOCK_MONOTONIC and CLOCK_BOOTTIME only. <text:s/>If unsure say y.</text:p>
          </table:table-cell>
          <table:table-cell table:style-name="ce2" table:number-columns-repeated="1022"/>
        </table:table-row>
        <table:table-row table:style-name="ro1">
          <table:table-cell office:value-type="string" calcext:value-type="string">
            <text:p>KALLSYMS</text:p>
          </table:table-cell>
          <table:table-cell office:value-type="string" calcext:value-type="string">
            <text:p>Say Y here to let the kernel print out symbolic crash information and symbolic stack backtraces. This increases the size of the kernel somewhat, as all symbols have to be loaded into the kernel image.</text:p>
          </table:table-cell>
          <table:table-cell table:number-columns-repeated="1022"/>
        </table:table-row>
        <table:table-row table:style-name="ro1">
          <table:table-cell table:style-name="ce2" office:value-type="string" calcext:value-type="string">
            <text:p>KALLSYMS_ALL</text:p>
          </table:table-cell>
          <table:table-cell table:style-name="ce2" office:value-type="string" calcext:value-type="string">
            <text:p>Normally kallsyms only contains the symbols of functions for nicer OOPS messages and backtraces (i.e., symbols from the text and inittext sections). This is sufficient for most cases. And only in very rare cases (e.g., when a debugger is used) all symbols are required (e.g., names of variables from the data sections, etc). <text:s/>This option makes sure that all symbols are loaded into the kernel image (i.e., symbols from all sections) in cost of increased kernel size (depending on the kernel configuration, it may be 300KiB or something like this). <text:s/>Say N unless you really need all symbols.</text:p>
          </table:table-cell>
          <table:table-cell table:style-name="ce2" table:number-columns-repeated="1022"/>
        </table:table-row>
        <table:table-row table:style-name="ro1">
          <table:table-cell office:value-type="string" calcext:value-type="string">
            <text:p>KALLSYMS_BASE_RELATIVE</text:p>
          </table:table-cell>
          <table:table-cell office:value-type="string" calcext:value-type="string">
            <text:p>Instead of emitting them as absolute values in the native word size, emit the symbol references in the kallsyms table as 32-bit entries, each containing a relative value in the range [base, base + U32_MAX] or, when KALLSYMS_ABSOLUTE_PERCPU is in effect, each containing either an absolute value in the range [0, S32_MAX] or a relative value in the range [base, base + S32_MAX], where base is the lowest relative symbol address encountered in the image. <text:s/>On 64-bit builds, this reduces the size of the address table by 50%, but more importantly, it results in entries whose values are build time constants, and no relocation pass is required at runtime to fix up the entries based on the runtime load address of the kernel.</text:p>
          </table:table-cell>
          <table:table-cell table:number-columns-repeated="1022"/>
        </table:table-row>
        <table:table-row table:style-name="ro1">
          <table:table-cell table:style-name="ce2" office:value-type="string" calcext:value-type="string">
            <text:p>BUG</text:p>
          </table:table-cell>
          <table:table-cell table:style-name="ce2" office:value-type="string" calcext:value-type="string">
            <text:p>Disabling this option eliminates support for BUG and WARN, reducing the size of your kernel image and potentially quietly ignoring numerous fatal conditions. You should only consider disabling this option for embedded systems with no facilities for reporting errors. Just say Y.</text:p>
          </table:table-cell>
          <table:table-cell table:style-name="ce2" table:number-columns-repeated="1022"/>
        </table:table-row>
        <table:table-row table:style-name="ro1">
          <table:table-cell table:style-name="ce2" office:value-type="string" calcext:value-type="string">
            <text:p>BASE_FULL</text:p>
          </table:table-cell>
          <table:table-cell table:style-name="ce2" office:value-type="string" calcext:value-type="string">
            <text:p>Disabling this option reduces the size of miscellaneous core kernel data structures. This saves memory on small machines, but may reduce performance.</text:p>
          </table:table-cell>
          <table:table-cell table:style-name="ce2" table:number-columns-repeated="1022"/>
        </table:table-row>
        <table:table-row table:style-name="ro1">
          <table:table-cell office:value-type="string" calcext:value-type="string">
            <text:p>SLAB_MERGE_DEFAULT</text:p>
          </table:table-cell>
          <table:table-cell office:value-type="string" calcext:value-type="string">
            <text:p>For reduced kernel memory fragmentation, slab caches can be merged when they share the same size and other characteristics. This carries a risk of kernel heap overflows being able to overwrite objects from merged caches (and more easily control cache layout), which makes such heap attacks easier to exploit by attackers. By keeping caches unmerged, these kinds of exploits can usually only damage objects in the same cache. To disable merging at runtime, slab_nomerge can be passed on the kernel command line.</text:p>
          </table:table-cell>
          <table:table-cell table:number-columns-repeated="1022"/>
        </table:table-row>
        <table:table-row table:style-name="ro1">
          <table:table-cell office:value-type="string" calcext:value-type="string">
            <text:p>MODULE_SIG</text:p>
          </table:table-cell>
          <table:table-cell office:value-type="string" calcext:value-type="string">
            <text:p>Check modules for valid signatures upon load: the signature is simply appended to the module. For more information see Documentation/module-signing.txt. <text:s/>Note that this option adds the OpenSSL development packages as a kernel build dependency so that the signing tool can use its crypto library. <text:s/>!!!WARNING!!! <text:s/>If you enable this option, you MUST make sure that the module DOES NOT get stripped after being signed. <text:s/>This includes the debuginfo strip done by some packagers (such as rpmbuild) and inclusion into an initramfs that wants the module size reduced.</text:p>
          </table:table-cell>
          <table:table-cell table:number-columns-repeated="1022"/>
        </table:table-row>
        <table:table-row table:style-name="ro1">
          <table:table-cell office:value-type="string" calcext:value-type="string">
            <text:p>TRIM_UNUSED_KSYMS</text:p>
          </table:table-cell>
          <table:table-cell office:value-type="string" calcext:value-type="string">
            <text:p>The kernel and some modules make many symbols available for other modules to use via EXPORT_SYMBOL() and variants. Depending on the set of modules being selected in your kernel configuration, many of those exported symbols might never be used. <text:s/>This option allows for unused exported symbols to be dropped from the build. In turn, this provides the compiler more opportunities (especially when using LTO) for optimizing the code and reducing binary size. <text:s/>This might have some security advantages as well. <text:s/>If unsure, or if you need to build out-of-tree modules, say N.</text:p>
          </table:table-cell>
          <table:table-cell table:number-columns-repeated="1022"/>
        </table:table-row>
        <table:table-row table:style-name="ro1">
          <table:table-cell office:value-type="string" calcext:value-type="string">
            <text:p>CLEANCACHE</text:p>
          </table:table-cell>
          <table:table-cell office:value-type="string" calcext:value-type="string">
            <text:p>Cleancache can be thought of as a page-granularity victim cache for clean pages that the kernel's pageframe replacement algorithm (PFRA) would like to keep around, but can't since there isn't enough memory. <text:s/>So when the PFRA evicts a page, it first attempts to use cleancache code to put the data contained in that page into transcendent memory, memory that is not directly accessible or addressable by the kernel and is of unknown and possibly time-varying size. <text:s/>And when a cleancache-enabled filesystem wishes to access a page in a file on disk, it first checks cleancache to see if it already contains it. if it does, the page is copied into the kernel and a disk access is avoided. When a transcendent memory driver is available (such as zcache or Xen transcendent memory), a significant I/O reduction may be achieved. <text:s/>When none is available, all cleancache calls are reduced to a single pointer-compare-against-NULL resulting in a negligible performance hit. <text:s/>If unsure, say Y to enable cleancache</text:p>
          </table:table-cell>
          <table:table-cell table:number-columns-repeated="1022"/>
        </table:table-row>
        <table:table-row table:style-name="ro1">
          <table:table-cell office:value-type="string" calcext:value-type="string">
            <text:p>FRONTSWAP</text:p>
          </table:table-cell>
          <table:table-cell office:value-type="string" calcext:value-type="string">
            <text:p>Frontswap is so named because it can be thought of as the opposite of a backing store for a swap device. <text:s/>The data is stored into transcendent memory, memory that is not directly accessible or addressable by the kernel and is of unknown and possibly time-varying size. <text:s/>When space in transcendent memory is available, a significant swap I/O reduction may be achieved. <text:s/>When none is available, all frontswap calls are reduced to a single pointer- compare-against-NULL resulting in a negligible performance hit and swap data is stored as normal on the matching swap device. <text:s/>If unsure, say Y to enable frontswap.</text:p>
          </table:table-cell>
          <table:table-cell table:number-columns-repeated="1022"/>
        </table:table-row>
        <table:table-row table:style-name="ro1">
          <table:table-cell office:value-type="string" calcext:value-type="string">
            <text:p>IP_VS_TAB_BITS</text:p>
          </table:table-cell>
          <table:table-cell office:value-type="string" calcext:value-type="string">
            <text:p>The IPVS connection hash table uses the chaining scheme to handle hash collisions. Using a big IPVS connection hash table will greatly reduce conflicts when there are hundreds of thousands of connections in the hash table. <text:s/>Note the table size must be power of 2. The table size will be the value of 2 to the your input number power. The number to choose is from 8 to 20, the default number is 12, which means the table size is 4096. Don't input the number too small, otherwise you will lose performance on it. You can adapt the table size yourself, according to your virtual server application. It is good to set the table size not far less than the number of connections per second multiplying average lasting time of connection in the table. <text:s/>For example, your virtual server gets 200 connections per second, the connection lasts for 200 seconds in average in the connection table, the table size should be not far less than 200x200, it is good to set the table size 32768 (2**15). <text:s/>Another note that each connection occupies 128 bytes effectively and each hash entry uses 8 bytes, so you can estimate how much memory is needed for your box. <text:s/>You can overwrite this number setting conn_tab_bits module parameter or by appending ip_vs.conn_tab_bits=? to the kernel command line if IP VS was compiled built-in.</text:p>
          </table:table-cell>
          <table:table-cell table:number-columns-repeated="1022"/>
        </table:table-row>
        <table:table-row table:style-name="ro1">
          <table:table-cell office:value-type="string" calcext:value-type="string">
            <text:p>IP_SCTP</text:p>
          </table:table-cell>
          <table:table-cell office:value-type="string" calcext:value-type="string">
            <text:p>Stream Control Transmission Protocol <text:s/>From RFC 2960 &lt;http://www.ietf.org/rfc/rfc2960.txt&gt;. <text:s/>SCTP is a reliable transport protocol operating on top of a connectionless packet network such as IP. <text:s/>It offers the following services to its users: <text:s/>-- acknowledged error-free non-duplicated transfer of user data, -- data fragmentation to conform to discovered path MTU size, -- sequenced delivery of user messages within multiple streams, with an option for order-of-arrival delivery of individual user messages, -- optional bundling of multiple user messages into a single SCTP packet, and -- network-level fault tolerance through supporting of multi- homing at either or both ends of an association. <text:s/>To compile this protocol support as a module, choose M here: the module will be called sctp. Debug messages are handeled by the kernel's dynamic debugging framework. <text:s/>If in doubt, say N.</text:p>
          </table:table-cell>
          <table:table-cell table:number-columns-repeated="1022"/>
        </table:table-row>
        <table:table-row table:style-name="ro1">
          <table:table-cell table:style-name="ce2" office:value-type="string" calcext:value-type="string">
            <text:p>CEPH_LIB_PRETTYDEBUG</text:p>
          </table:table-cell>
          <table:table-cell table:style-name="ce2" office:value-type="string" calcext:value-type="string">
            <text:p>If you say Y here, debug output will include a filename and line to aid debugging. <text:s/>This increases kernel size and slows execution slightly when debug call sites are enabled (e.g., via CONFIG_DYNAMIC_DEBUG). <text:s/>If unsure, say N.</text:p>
          </table:table-cell>
          <table:table-cell table:style-name="ce2" table:number-columns-repeated="1022"/>
        </table:table-row>
        <table:table-row table:style-name="ro1">
          <table:table-cell table:style-name="ce2" office:value-type="string" calcext:value-type="string">
            <text:p>EXT4_USE_FOR_EXT2</text:p>
          </table:table-cell>
          <table:table-cell table:style-name="ce2" office:value-type="string" calcext:value-type="string">
            <text:p>Allow the ext4 file system driver code to be used for ext2 file system mounts. <text:s/>This allows users to reduce their compiled kernel size by using one file system driver for ext2, ext3, and ext4 file systems.</text:p>
          </table:table-cell>
          <table:table-cell table:style-name="ce2" table:number-columns-repeated="1022"/>
        </table:table-row>
        <table:table-row table:style-name="ro1">
          <table:table-cell table:style-name="ce2" office:value-type="string" calcext:value-type="string">
            <text:p>FS_DAX</text:p>
          </table:table-cell>
          <table:table-cell table:style-name="ce2" office:value-type="string" calcext:value-type="string">
            <text:p>Direct Access (DAX) can be used on memory-backed block devices. If the block device supports DAX and the filesystem supports DAX, then you can avoid using the pagecache to buffer I/Os. <text:s/>Turning on this option will compile in support for DAX. you will need to mount the filesystem using the -o dax option. <text:s/>If you do not have a block device that is capable of using this, or if unsure, say N. <text:s/>Saying Y will increase the size of the kernel by about 5kB.</text:p>
          </table:table-cell>
          <table:table-cell table:style-name="ce2" table:number-columns-repeated="1022"/>
        </table:table-row>
        <table:table-row table:style-name="ro1">
          <table:table-cell office:value-type="string" calcext:value-type="string">
            <text:p>NTFS_FS</text:p>
          </table:table-cell>
          <table:table-cell office:value-type="string" calcext:value-type="string">
            <text:p>NTFS is the file system of Microsoft Windows NT, 2000, XP and 2003. <text:s/>Saying Y or M here enables read support. <text:s/>There is partial, but safe, write support available. <text:s/>For write support you must also say Y to NTFS write support below. <text:s/>There are also a number of user-space tools available, called ntfsprogs. <text:s/>These include ntfsundelete and ntfsresize, that work without NTFS support enabled in the kernel. <text:s/>This is a rewrite from scratch of Linux NTFS support and replaced the old NTFS code starting with Linux 2.5.11. <text:s/>A backport to the Linux 2.4 kernel series is separately available as a patch from the project web site. <text:s/>For more information see &lt;file:Documentation/filesystems/ntfs.txt&gt; and &lt;http://www.linux-ntfs.org/&gt;. <text:s/>To compile this file system support as a module, choose M here: the module will be called ntfs. <text:s/>If you are not using Windows NT, 2000, XP or 2003 in addition to Linux on your computer it is safe to say N.</text:p>
          </table:table-cell>
          <table:table-cell table:number-columns-repeated="1022"/>
        </table:table-row>
        <table:table-row table:style-name="ro1">
          <table:table-cell table:style-name="ce2" office:value-type="string" calcext:value-type="string">
            <text:p>PROC_PAGE_MONITOR</text:p>
          </table:table-cell>
          <table:table-cell table:style-name="ce2" office:value-type="string" calcext:value-type="string">
            <text:p>Various /proc files exist to monitor process memory utilization: /proc/pid/smaps, /proc/pid/clear_refs, /proc/pid/pagemap, /proc/kpagecount, and /proc/kpageflags. Disabling these interfaces will reduce the size of the kernel by approximately 4kb.</text:p>
          </table:table-cell>
          <table:table-cell table:style-name="ce2" table:number-columns-repeated="1022"/>
        </table:table-row>
        <table:table-row table:style-name="ro1">
          <table:table-cell office:value-type="string" calcext:value-type="string">
            <text:p>SQUASHFS</text:p>
          </table:table-cell>
          <table:table-cell office:value-type="string" calcext:value-type="string">
            <text:p>Saying Y here includes support for SquashFS 4.0 (a Compressed Read-Only File System). <text:s/>Squashfs is a highly compressed read-only filesystem for Linux. <text:s/>It uses zlib, lzo or xz compression to compress both files, inodes and directories. <text:s/>Inodes in the system are very small and all blocks are packed to minimise data overhead. Block sizes greater than 4K are supported up to a maximum of 1 Mbytes (default block size 128K). <text:s/>SquashFS 4.0 supports 64 bit filesystems and files (larger than 4GB), full uid/gid information, hard links and timestamps. <text:s/>Squashfs is intended for general read-only filesystem use, for archival use (i.e. in cases where a .tar.gz file may be used), and in embedded systems where low overhead is needed. <text:s/>Further information and tools are available from http://squashfs.sourceforge.net. <text:s/>If you want to compile this as a module ( = code which can be inserted in and removed from the running kernel whenever you want), say M here. <text:s/>The module will be called squashfs. <text:s/>Note that the root file system (the one containing the directory /) cannot be compiled as a module. <text:s/>If unsure, say N.</text:p>
          </table:table-cell>
          <table:table-cell table:number-columns-repeated="1022"/>
        </table:table-row>
        <table:table-row table:style-name="ro1">
          <table:table-cell office:value-type="string" calcext:value-type="string">
            <text:p>SYSTEM_EXTRA_CERTIFICATE_SIZE</text:p>
          </table:table-cell>
          <table:table-cell office:value-type="string" calcext:value-type="string">
            <text:p>This is the number of bytes reserved in the kernel image for a certificate to be inserted.</text:p>
          </table:table-cell>
          <table:table-cell table:number-columns-repeated="1022"/>
        </table:table-row>
        <table:table-row table:style-name="ro1">
          <table:table-cell office:value-type="string" calcext:value-type="string">
            <text:p>CMDLINE</text:p>
          </table:table-cell>
          <table:table-cell office:value-type="string" calcext:value-type="string">
            <text:p>If you don't have a boot loader capable of passing a command line string to the kernel, you may specify one here. As a minimum, you should specify the memory size and the root device (e.g., mem=8M, root=/dev/nfs).</text:p>
          </table:table-cell>
          <table:table-cell table:number-columns-repeated="1022"/>
        </table:table-row>
        <table:table-row table:style-name="ro1">
          <table:table-cell office:value-type="string" calcext:value-type="string">
            <text:p>FORCE_MAX_ZONEORDER</text:p>
          </table:table-cell>
          <table:table-cell office:value-type="string" calcext:value-type="string">
            <text:p>The kernel memory allocator divides physically contiguous memory blocks into zones, where each zone is a power of two number of pages. <text:s/>This option selects the largest power of two that the kernel keeps in the memory allocator. <text:s/>If you need to allocate very large blocks of physically contiguous memory, then you may need to increase this value. <text:s/>This config option is actually maximum order plus one. For example, a value of 11 means that the largest free memory block is 2^10 pages. <text:s/>We make sure that we can allocate upto a HugePage size for each configuration. Hence we have : <text:s text:c="6"/>MAX_ORDER = (PMD_SHIFT - PAGE_SHIFT) + 1 =&gt; PAGE_SHIFT - 2 <text:s/>However for 4K, we choose a higher default value, 11 as opposed to 10, giving us 4M allocations matching the default size used by generic code.</text:p>
          </table:table-cell>
          <table:table-cell table:number-columns-repeated="1022"/>
        </table:table-row>
        <table:table-row table:style-name="ro1">
          <table:table-cell office:value-type="string" calcext:value-type="string">
            <text:p>COMPAT</text:p>
          </table:table-cell>
          <table:table-cell office:value-type="string" calcext:value-type="string">
            <text:p>This option enables support for a 32-bit EL0 running under a 64-bit kernel at EL1. AArch32-specific components such as system calls, the user helper functions, VFP support and the ptrace interface are handled appropriately by the kernel. <text:s/>If you use a page size other than 4KB (i.e, 16KB or 64KB), please be aware that you will only be able to execute AArch32 binaries that were compiled with page size aligned segments. <text:s/>If you want to execute 32-bit userspace applications, say Y.</text:p>
          </table:table-cell>
          <table:table-cell table:number-columns-repeated="1022"/>
        </table:table-row>
        <table:table-row table:style-name="ro1">
          <table:table-cell office:value-type="string" calcext:value-type="string">
            <text:p>EMU_SIZE</text:p>
          </table:table-cell>
          <table:table-cell office:value-type="string" calcext:value-type="string">
            <text:p>Select the default size by which the memory is chopped and then assigned to emulated NUMA nodes. <text:s/>This can be overridden by specifying <text:s/>emu_size=&lt;n&gt; <text:s/>on the kernel command line where also suffixes K, M, G, and T are supported.</text:p>
          </table:table-cell>
          <table:table-cell table:number-columns-repeated="1022"/>
        </table:table-row>
        <table:table-row table:style-name="ro1">
          <table:table-cell table:style-name="ce2" office:value-type="string" calcext:value-type="string">
            <text:p>MAX_PHYSMEM_BITS</text:p>
          </table:table-cell>
          <table:table-cell table:style-name="ce2" office:value-type="string" calcext:value-type="string">
            <text:p>This option specifies the maximum supported size of physical memory in bits. Supported is any size between 2^42 (4TB) and 2^53 (8PB). Increasing the number of bits also increases the kernel image size. By default 46 bits (64TB) are supported.</text:p>
          </table:table-cell>
          <table:table-cell table:style-name="ce2" table:number-columns-repeated="1022"/>
        </table:table-row>
        <table:table-row table:style-name="ro1">
          <table:table-cell office:value-type="string" calcext:value-type="string">
            <text:p>PACK_STACK</text:p>
          </table:table-cell>
          <table:table-cell office:value-type="string" calcext:value-type="string">
            <text:p>This option enables the compiler option -mkernel-backchain if it is available. If the option is available the compiler supports the new stack layout which dramatically reduces the minimum stack frame size. With an old compiler a non-leaf function needs a minimum of 96 bytes on 31 bit and 160 bytes on 64 bit. With -mkernel-backchain the minimum size drops to 16 byte on 31 bit and 24 byte on 64 bit. <text:s/>Say Y if you are unsure.</text:p>
          </table:table-cell>
          <table:table-cell table:number-columns-repeated="1022"/>
        </table:table-row>
        <table:table-row table:style-name="ro1">
          <table:table-cell office:value-type="string" calcext:value-type="string">
            <text:p>CHECK_STACK</text:p>
          </table:table-cell>
          <table:table-cell office:value-type="string" calcext:value-type="string">
            <text:p>This option enables the compiler option -mstack-guard and -mstack-size if they are available. If the compiler supports them it will emit additional code to each function prolog to trigger an illegal operation if the kernel stack is about to overflow. <text:s/>Say N if you are unsure.</text:p>
          </table:table-cell>
          <table:table-cell table:number-columns-repeated="1022"/>
        </table:table-row>
        <table:table-row table:style-name="ro1">
          <table:table-cell office:value-type="string" calcext:value-type="string">
            <text:p>STACK_GUARD</text:p>
          </table:table-cell>
          <table:table-cell office:value-type="string" calcext:value-type="string">
            <text:p>This allows you to specify the size of the guard area at the lower end of the kernel stack. If the kernel stack points into the guard area on function entry an illegal operation is triggered. The size needs to be a power of 2. Please keep in mind that the size of an interrupt frame is 184 bytes for 31 bit and 328 bytes on 64 bit. The minimum size for the stack guard should be 256 for 31 bit and 512 for 64 bit.</text:p>
          </table:table-cell>
          <table:table-cell table:number-columns-repeated="1022"/>
        </table:table-row>
        <table:table-row table:style-name="ro1">
          <table:table-cell office:value-type="string" calcext:value-type="string">
            <text:p>SHARED_KERNEL</text:p>
          </table:table-cell>
          <table:table-cell office:value-type="string" calcext:value-type="string">
            <text:p>Select this option, if you want to share the text segment of the Linux kernel between different VM guests. This reduces memory usage with lots of guests but greatly increases kernel size. Also if a kernel was IPL'ed from a shared segment the kexec system call will not work. You should only select this option if you know what you are doing and want to exploit this feature.</text:p>
          </table:table-cell>
          <table:table-cell table:number-columns-repeated="1022"/>
        </table:table-row>
        <table:table-row table:style-name="ro1">
          <table:table-cell office:value-type="string" calcext:value-type="string">
            <text:p>CMM</text:p>
          </table:table-cell>
          <table:table-cell office:value-type="string" calcext:value-type="string">
            <text:p>Select this option, if you want to enable the kernel interface to reduce the memory size of the system. This is accomplished by allocating pages of memory and put them on hold. This only makes sense for a system running in an LPAR where the unused pages will be reused for other LPARs. The interface allows firmware to balance memory across many LPARs.</text:p>
          </table:table-cell>
          <table:table-cell table:number-columns-repeated="1022"/>
        </table:table-row>
        <table:table-row table:style-name="ro1">
          <table:table-cell table:style-name="ce2" office:value-type="string" calcext:value-type="string">
            <text:p>LGUEST_GUEST</text:p>
          </table:table-cell>
          <table:table-cell table:style-name="ce2" office:value-type="string" calcext:value-type="string">
            <text:p>Lguest is a tiny in-kernel hypervisor. <text:s/>Selecting this will allow your kernel to boot under lguest. <text:s/>This option will increase your kernel size by about 10k. <text:s/>If in doubt, say N. <text:s/>If you say Y here, make sure you say Y (or M) to the virtio block and net drivers which lguest needs.</text:p>
          </table:table-cell>
          <table:table-cell table:style-name="ce2" table:number-columns-repeated="1022"/>
        </table:table-row>
        <table:table-row table:style-name="ro1">
          <table:table-cell table:style-name="ce2" office:value-type="string" calcext:value-type="string">
            <text:p>X86_VSYSCALL_EMULATION</text:p>
          </table:table-cell>
          <table:table-cell table:style-name="ce2" office:value-type="string" calcext:value-type="string">
            <text:p>This enables emulation of the legacy vsyscall page. <text:s/>Disabling it is roughly equivalent to booting with vsyscall=none, except that it will also disable the helpful warning if a program tries to use a vsyscall. <text:s/>With this option set to N, offending programs will just segfault, citing addresses of the form 0xffffffffff600?00. <text:s/>This option is required by many programs built before 2013, and care should be used even with newer programs if set to N. <text:s/>Disabling this option saves about 7K of kernel size and possibly 4K of additional runtime pagetable memory.</text:p>
          </table:table-cell>
          <table:table-cell table:style-name="ce2" table:number-columns-repeated="1022"/>
        </table:table-row>
        <table:table-row table:style-name="ro1">
          <table:table-cell office:value-type="string" calcext:value-type="string">
            <text:p>X86_CHECK_BIOS_CORRUPTION</text:p>
          </table:table-cell>
          <table:table-cell office:value-type="string" calcext:value-type="string">
            <text:p>Periodically check for memory corruption in low memory, which is suspected to be caused by BIOS. <text:s/>Even when enabled in the configuration, it is disabled at runtime. <text:s/>Enable it by setting memory_corruption_check=1 on the kernel command line. <text:s/>By default it scans the low 64k of memory every 60 seconds. see the memory_corruption_check_size and memory_corruption_check_period parameters in Documentation/admin-guide/kernel-parameters.rst to adjust this. <text:s/>When enabled with the default parameters, this option has almost no overhead, as it reserves a relatively small amount of memory and scans it infrequently. <text:s/>It both detects corruption and prevents it from affecting the running system. <text:s/>It is, however, intended as a diagnostic tool. if repeatable BIOS-originated corruption always affects the same memory, you can use memmap= to prevent the kernel from using that memory.</text:p>
          </table:table-cell>
          <table:table-cell table:number-columns-repeated="1022"/>
        </table:table-row>
        <table:table-row table:style-name="ro1">
          <table:table-cell office:value-type="string" calcext:value-type="string">
            <text:p>MTRR_SANITIZER</text:p>
          </table:table-cell>
          <table:table-cell office:value-type="string" calcext:value-type="string">
            <text:p>Convert MTRR layout from continuous to discrete, so X drivers can add writeback entries. <text:s/>Can be disabled with disable_mtrr_cleanup on the kernel command line. The largest mtrr entry size for a continuous block can be set with mtrr_chunk_size. <text:s/>If unsure, say Y.</text:p>
          </table:table-cell>
          <table:table-cell table:number-columns-repeated="1022"/>
        </table:table-row>
        <table:table-row table:style-name="ro1">
          <table:table-cell table:style-name="ce2" office:value-type="string" calcext:value-type="string">
            <text:p>X86_SMAP</text:p>
          </table:table-cell>
          <table:table-cell table:style-name="ce2" office:value-type="string" calcext:value-type="string">
            <text:p>Supervisor Mode Access Prevention (SMAP) is a security feature in newer Intel processors. <text:s/>There is a small performance cost if this enabled and turned on. there is also a small increase in the kernel size if this is enabled. <text:s/>If unsure, say Y.</text:p>
          </table:table-cell>
          <table:table-cell table:style-name="ce2" table:number-columns-repeated="1022"/>
        </table:table-row>
        <table:table-row table:style-name="ro1">
          <table:table-cell office:value-type="string" calcext:value-type="string">
            <text:p>RANDOMIZE_MEMORY_PHYSICAL_PADDING</text:p>
          </table:table-cell>
          <table:table-cell office:value-type="string" calcext:value-type="string">
            <text:p>Define the padding in terabytes added to the existing physical memory size during kernel memory randomization. It is useful for memory hotplug support but reduces the entropy available for address randomization. <text:s/>If unsure, leave at the default value.</text:p>
          </table:table-cell>
          <table:table-cell table:number-columns-repeated="1022"/>
        </table:table-row>
        <table:table-row table:style-name="ro1">
          <table:table-cell office:value-type="string" calcext:value-type="string">
            <text:p>KERNEL_STACK_ORDER</text:p>
          </table:table-cell>
          <table:table-cell office:value-type="string" calcext:value-type="string">
            <text:p>This option determines the size of UML kernel stacks. <text:s/>They will be 1 &lt;&lt; order pages. <text:s/>The default is OK unless you're running Valgrind on UML, in which case, set this to 3.</text:p>
          </table:table-cell>
          <table:table-cell table:number-columns-repeated="1022"/>
        </table:table-row>
        <table:table-row table:style-name="ro1">
          <table:table-cell table:style-name="ce2" office:value-type="string" calcext:value-type="string">
            <text:p>PS3_REPOSITORY_WRITE</text:p>
          </table:table-cell>
          <table:table-cell table:style-name="ce2" office:value-type="string" calcext:value-type="string">
            <text:p>Enables support for writing to the PS3 System Repository. <text:s/>This support is intended for bootloaders that need to store data in the repository for later boot stages. <text:s/>If in doubt, say N here and reduce the size of the kernel by a small amount.</text:p>
          </table:table-cell>
          <table:table-cell table:style-name="ce2" table:number-columns-repeated="1022"/>
        </table:table-row>
        <table:table-row table:style-name="ro1">
          <table:table-cell office:value-type="string" calcext:value-type="string">
            <text:p>FSL_85XX_CACHE_SRAM</text:p>
          </table:table-cell>
          <table:table-cell office:value-type="string" calcext:value-type="string">
            <text:p>When selected, this option enables cache-sram support for memory allocation on P1/P2 QorIQ platforms. cache-sram-size and cache-sram-offset kernel boot parameters should be passed when this option is enabled.</text:p>
          </table:table-cell>
          <table:table-cell table:number-columns-repeated="1022"/>
        </table:table-row>
        <table:table-row table:style-name="ro1">
          <table:table-cell office:value-type="string" calcext:value-type="string">
            <text:p>STDBINUTILS</text:p>
          </table:table-cell>
          <table:table-cell office:value-type="string" calcext:value-type="string">
            <text:p>Turning this option off allows you to select 256KB PAGE_SIZE on 44x. Note, that kernel will be able to run only those applications, which had been compiled using binutils later than 2.17.50.0.3 with '-zmax-page-size' set to 256K (the default is 64K). Or, if using the older binutils, you can patch them with a trivial patch, which changes the ELF_MAXPAGESIZE definition from 0x10000 to 0x40000.</text:p>
          </table:table-cell>
          <table:table-cell table:number-columns-repeated="1022"/>
        </table:table-row>
        <table:table-row table:style-name="ro1">
          <table:table-cell office:value-type="string" calcext:value-type="string">
            <text:p>LOWMEM_SIZE_BOOL</text:p>
          </table:table-cell>
          <table:table-cell office:value-type="string" calcext:value-type="string">
            <text:p>This option allows you to set the maximum amount of memory which will be used as low memory, that is, memory which the kernel can access directly, without having to set up a kernel virtual mapping. This can be useful in optimizing the layout of kernel virtual memory. <text:s/>Say N here unless you know what you are doing.</text:p>
          </table:table-cell>
          <table:table-cell table:number-columns-repeated="1022"/>
        </table:table-row>
        <table:table-row table:style-name="ro1">
          <table:table-cell office:value-type="string" calcext:value-type="string">
            <text:p>DYNAMIC_MEMSTART</text:p>
          </table:table-cell>
          <table:table-cell office:value-type="string" calcext:value-type="string">
            <text:p>This option enables the kernel to be loaded at any page aligned physical address. The kernel creates a mapping from KERNELBASE to <text:s/>the address where the kernel is loaded. The page size here implies the TLB page size of the mapping for kernel on the particular platform. Please refer to the init code for finding the TLB page size. <text:s/>DYNAMIC_MEMSTART is an easy way of implementing pseudo-RELOCATABLE kernel image, where the only restriction is the page aligned kernel load address. When this option is enabled, the compile time physical <text:s/>address CONFIG_PHYSICAL_START is ignored. <text:s/>This option is overridden by CONFIG_RELOCATABLE</text:p>
          </table:table-cell>
          <table:table-cell table:number-columns-repeated="1022"/>
        </table:table-row>
        <table:table-row table:style-name="ro1">
          <table:table-cell office:value-type="string" calcext:value-type="string">
            <text:p>4KSTACKS</text:p>
          </table:table-cell>
          <table:table-cell office:value-type="string" calcext:value-type="string">
            <text:p>If you say Y here the kernel will use a 4Kb stacksize for the kernel stack attached to each process/thread. This facilitates running more threads on a system and also reduces the pressure on the VM subsystem for higher order allocations.</text:p>
          </table:table-cell>
          <table:table-cell table:number-columns-repeated="1022"/>
        </table:table-row>
        <table:table-row table:style-name="ro1">
          <table:table-cell table:style-name="ce2" office:value-type="string" calcext:value-type="string">
            <text:p>DUMP_CODE</text:p>
          </table:table-cell>
          <table:table-cell table:style-name="ce2" office:value-type="string" calcext:value-type="string">
            <text:p>This prints out a code trace of the instructions leading up to the faulting instruction as a debugging aid. As this does grow the kernel in size a bit, most users will want to say N here. <text:s/>Those looking for more verbose debugging output should say Y.</text:p>
          </table:table-cell>
          <table:table-cell table:style-name="ce2" table:number-columns-repeated="1022"/>
        </table:table-row>
        <table:table-row table:style-name="ro1">
          <table:table-cell table:style-name="ce2" office:value-type="string" calcext:value-type="string">
            <text:p>DWARF_UNWINDER</text:p>
          </table:table-cell>
          <table:table-cell table:style-name="ce2" office:value-type="string" calcext:value-type="string">
            <text:p>Enabling this option will make stacktraces more accurate, at the cost of an increase in overall kernel size.</text:p>
          </table:table-cell>
          <table:table-cell table:style-name="ce2" table:number-columns-repeated="1022"/>
        </table:table-row>
        <table:table-row table:style-name="ro1">
          <table:table-cell table:style-name="ce3" office:value-type="string" calcext:value-type="string">
            <text:p>MEMORY_SIZE</text:p>
          </table:table-cell>
          <table:table-cell table:style-name="ce3" office:value-type="string" calcext:value-type="string">
            <text:p>This sets the default memory size assumed by your SH kernel. It can be overridden as normal by the 'mem=' argument on the kernel command line. If unsure, consult your board specifications or just leave it as 0x04000000 which was the default value before this became configurable.</text:p>
          </table:table-cell>
          <table:table-cell table:style-name="ce3" table:number-columns-repeated="1022"/>
        </table:table-row>
        <table:table-row table:style-name="ro1">
          <table:table-cell table:style-name="ce3" office:value-type="string" calcext:value-type="string">
            <text:p>PAGE_SIZE_8KB</text:p>
          </table:table-cell>
          <table:table-cell table:style-name="ce3" office:value-type="string" calcext:value-type="string">
            <text:p>Using 8kB page size will result in higher performance kernel at the price of higher memory consumption. <text:s/>This option is available only on R8000 and cnMIPS processors. <text:s/>Note that you will need a suitable Linux distribution to support this.</text:p>
          </table:table-cell>
          <table:table-cell table:style-name="ce3" table:number-columns-repeated="1022"/>
        </table:table-row>
        <table:table-row table:style-name="ro1">
          <table:table-cell table:style-name="ce3" office:value-type="string" calcext:value-type="string">
            <text:p>PAGE_SIZE_16KB</text:p>
          </table:table-cell>
          <table:table-cell table:style-name="ce3" office:value-type="string" calcext:value-type="string">
            <text:p>Using 16kB page size will result in higher performance kernel at the price of higher memory consumption. <text:s/>This option is available on all non-R3000 family processors. <text:s/>Note that you will need a suitable Linux distribution to support this.</text:p>
          </table:table-cell>
          <table:table-cell table:style-name="ce3" table:number-columns-repeated="1022"/>
        </table:table-row>
        <table:table-row table:style-name="ro1">
          <table:table-cell table:style-name="ce3" office:value-type="string" calcext:value-type="string">
            <text:p>PAGE_SIZE_64KB</text:p>
          </table:table-cell>
          <table:table-cell table:style-name="ce3" office:value-type="string" calcext:value-type="string">
            <text:p>Using 64kB page size will result in higher performance kernel at the price of higher memory consumption. <text:s/>This option is available on all non-R3000 family processor. <text:s/>Not that at the time of this writing this option is still high experimental.</text:p>
          </table:table-cell>
          <table:table-cell table:style-name="ce3" table:number-columns-repeated="1022"/>
        </table:table-row>
        <table:table-row table:style-name="ro1">
          <table:table-cell office:value-type="string" calcext:value-type="string">
            <text:p>GDBSTUB</text:p>
          </table:table-cell>
          <table:table-cell office:value-type="string" calcext:value-type="string">
            <text:p>If you say Y here, it will be possible to remotely debug the kernel using gdb. This enlarges your kernel ELF image disk size by several megabytes and requires a machine with more than 16 MB, better 32 MB RAM to avoid excessive linking time. This is only useful for kernel hackers. If unsure, say N. <text:s/>This is deprecated in favour of KGDB and will be removed in a later version.</text:p>
          </table:table-cell>
          <table:table-cell table:number-columns-repeated="1022"/>
        </table:table-row>
        <table:table-row table:style-name="ro1">
          <table:table-cell office:value-type="string" calcext:value-type="string">
            <text:p>16KSTACKS</text:p>
          </table:table-cell>
          <table:table-cell office:value-type="string" calcext:value-type="string">
            <text:p>If you say Y here the kernel will use a <text:s/>16Kb stacksize for the kernel stack attached to each process/thread. The default is 8K. This increases the resident kernel footprint and will cause less threads to run on the system and also increase the pressure on the VM subsystem for higher order allocations.</text:p>
          </table:table-cell>
          <table:table-cell table:number-columns-repeated="1022"/>
        </table:table-row>
        <table:table-row table:style-name="ro1">
          <table:table-cell office:value-type="string" calcext:value-type="string">
            <text:p>ARC_KVADDR_SIZE</text:p>
          </table:table-cell>
          <table:table-cell office:value-type="string" calcext:value-type="string">
            <text:p>The kernel address space is carved out of 256MB of translated address space for catering to vmalloc, modules, pkmap, fixmap. This however may not suffice vmalloc requirements of a 4K CPU EZChip system. So allow this to be stretched to 512 MB (by extending into the reserved kernel-user gutter)</text:p>
          </table:table-cell>
          <table:table-cell table:number-columns-repeated="1022"/>
        </table:table-row>
        <table:table-row table:style-name="ro1">
          <table:table-cell office:value-type="string" calcext:value-type="string">
            <text:p>IA64_PAGE_SIZE_4KB</text:p>
          </table:table-cell>
          <table:table-cell office:value-type="string" calcext:value-type="string">
            <text:p>This lets you select the page size of the kernel. <text:s/>For best IA-64 performance, a page size of 8KB or 16KB is recommended. <text:s/>For best IA-32 compatibility, a page size of 4KB should be selected (the vast majority of IA-32 binaries work perfectly fine with a larger page size). <text:s/>For Itanium 2 or newer systems, a page size of 64KB can also be selected. <text:s/>4KB <text:s text:c="15"/>For best IA-32 compatibility 8KB <text:s text:c="15"/>For best IA-64 performance 16KB <text:s text:c="14"/>For best IA-64 performance 64KB <text:s text:c="14"/>Requires Itanium 2 or newer processor. <text:s/>If you don't know what to do, choose 16KB.</text:p>
          </table:table-cell>
          <table:table-cell table:number-columns-repeated="1022"/>
        </table:table-row>
        <table:table-row table:style-name="ro1">
          <table:table-cell table:style-name="ce2" office:value-type="string" calcext:value-type="string">
            <text:p>DEBUG_ZBOOT</text:p>
          </table:table-cell>
          <table:table-cell table:style-name="ce2" office:value-type="string" calcext:value-type="string">
            <text:p>If you want to add compressed kernel support to a new board, and the board supports uart16550 compatible serial port, please select SYS_SUPPORTS_ZBOOT_UART16550 for your board and enable this option to debug it. <text:s/>If your board doesn't support uart16550 compatible serial port, you can try to select SYS_SUPPORTS_ZBOOT and use the other methods to debug it. for example, add a new serial port support just as arch/mips/boot/compressed/uart-16550.c does. <text:s/>After the compressed kernel support works, please disable this option to reduce the kernel image size and speed up the booting procedure a little.</text:p>
          </table:table-cell>
          <table:table-cell table:style-name="ce2" table:number-columns-repeated="1022"/>
        </table:table-row>
        <table:table-row table:style-name="ro1">
          <table:table-cell office:value-type="string" calcext:value-type="string">
            <text:p>PAGE_SIZE_32KB</text:p>
          </table:table-cell>
          <table:table-cell office:value-type="string" calcext:value-type="string">
            <text:p>Using 32kB page size will result in higher performance kernel at the price of higher memory consumption. <text:s/>This option is available only on cnMIPS cores. <text:s/>Note that you will need a suitable Linux distribution to support this.</text:p>
          </table:table-cell>
          <table:table-cell table:number-columns-repeated="1022"/>
        </table:table-row>
        <table:table-row table:style-name="ro1">
          <table:table-cell table:style-name="ce2" office:value-type="string" calcext:value-type="string">
            <text:p>CPU_HAS_MSA</text:p>
          </table:table-cell>
          <table:table-cell table:style-name="ce2" office:value-type="string" calcext:value-type="string">
            <text:p>MIPS SIMD Architecture (MSA) introduces 128 bit wide vector registers and a set of SIMD instructions to operate on them. When this option is enabled the kernel will support allocating &amp; switching MSA vector register contexts. If you know that your kernel will only be running on CPUs which do not support MSA or that your userland will not be making use of it then you may wish to say N here to reduce the size &amp; complexity of your kernel. <text:s/>If unsure, say Y.</text:p>
          </table:table-cell>
          <table:table-cell table:style-name="ce2" table:number-columns-repeated="1022"/>
        </table:table-row>
        <table:table-row table:style-name="ro1">
          <table:table-cell table:style-name="ce2" office:value-type="string" calcext:value-type="string">
            <text:p>RELOCATION_TABLE_SIZE</text:p>
          </table:table-cell>
          <table:table-cell table:style-name="ce2" office:value-type="string" calcext:value-type="string">
            <text:p>A table of relocation data will be appended to the kernel binary and parsed at boot to fix up the relocated kernel. <text:s/>This option allows the amount of space reserved for the table to be adjusted, although the default of 1Mb should be ok in most cases. <text:s/>The build will fail and a valid size suggested if this is too small. <text:s/>If unsure, leave at the default value.</text:p>
          </table:table-cell>
          <table:table-cell table:style-name="ce2" table:number-columns-repeated="1022"/>
        </table:table-row>
        <table:table-row table:style-name="ro1">
          <table:table-cell office:value-type="string" calcext:value-type="string">
            <text:p>RANDOMIZE_BASE_MAX_OFFSET</text:p>
          </table:table-cell>
          <table:table-cell office:value-type="string" calcext:value-type="string">
            <text:p>When kASLR is active, this provides the maximum offset that will be applied to the kernel image. It should be set according to the amount of physical RAM available in the target system minus PHYSICAL_START and must be a power of 2. <text:s/>This is limited by the size of KSEG0, 256Mb on 32-bit or 1Gb with EVA or 64-bit. The default is 16Mb.</text:p>
          </table:table-cell>
          <table:table-cell table:number-columns-repeated="1022"/>
        </table:table-row>
        <table:table-row table:style-name="ro1">
          <table:table-cell office:value-type="string" calcext:value-type="string">
            <text:p>MIPS_O32_FP64_SUPPORT</text:p>
          </table:table-cell>
          <table:table-cell office:value-type="string" calcext:value-type="string">
            <text:p>When this is enabled, the kernel will support use of 64-bit floating point registers with binaries using the O32 ABI along with the EF_MIPS_FP64 ELF header flag (typically built with -mfp64). On 32-bit MIPS systems this support is at the cost of increasing the size and complexity of the compiled FPU emulator. Thus if you are running a MIPS32 system and know that none of your userland binaries will require 64-bit floating point, you may wish to reduce the size of your kernel &amp; potentially improve FP emulation performance by saying N here. <text:s/>Although binutils currently supports use of this flag the details concerning its effect upon the O32 ABI in userland are still being worked on. In order to avoid userland becoming dependant upon current behaviour before the details have been finalised, this option should be considered experimental and only enabled by those working upon said details. <text:s/>If unsure, say N.</text:p>
          </table:table-cell>
          <table:table-cell table:number-columns-repeated="1022"/>
        </table:table-row>
        <table:table-row table:style-name="ro1">
          <table:table-cell table:style-name="ce2" office:value-type="string" calcext:value-type="string">
            <text:p>ARM_PATCH_PHYS_VIRT</text:p>
          </table:table-cell>
          <table:table-cell table:style-name="ce2" office:value-type="string" calcext:value-type="string">
            <text:p>Patch phys-to-virt and virt-to-phys translation functions at boot and module load time according to the position of the kernel in system memory. <text:s/>This can only be used with non-XIP MMU kernels where the base of physical memory is at a 16MB boundary. <text:s/>Only disable this option if you know that you do not require this feature (eg, building a kernel for a single machine) and you need to shrink the kernel to the minimal size.</text:p>
          </table:table-cell>
          <table:table-cell table:style-name="ce2" table:number-columns-repeated="1022"/>
        </table:table-row>
        <table:table-row table:style-name="ro1">
          <table:table-cell table:style-name="ce2" office:value-type="string" calcext:value-type="string">
            <text:p>ARCH_CATS</text:p>
          </table:table-cell>
          <table:table-cell table:style-name="ce2" office:value-type="string" calcext:value-type="string">
            <text:p>Say Y here if you intend to run this kernel on the CATS. <text:s/>Saying N will reduce the size of the Footbridge kernel.</text:p>
          </table:table-cell>
          <table:table-cell table:style-name="ce2" table:number-columns-repeated="1022"/>
        </table:table-row>
        <table:table-row table:style-name="ro1">
          <table:table-cell table:style-name="ce2" office:value-type="string" calcext:value-type="string">
            <text:p>ARCH_PERSONAL_SERVER</text:p>
          </table:table-cell>
          <table:table-cell table:style-name="ce2" office:value-type="string" calcext:value-type="string">
            <text:p>Say Y here if you intend to run this kernel on the Compaq Personal Server. <text:s/>Saying N will reduce the size of the Footbridge kernel. <text:s/>The Compaq Personal Server is not available for purchase. There are no product plans beyond the current research prototypes at this time. <text:s/>Information is available at: <text:s/>&lt;http://www.crl.hpl.hp.com/projects/personalserver/&gt; <text:s/>If you have any questions or comments about the <text:s/>Compaq Personal Server, send e-mail to &lt;skiff@crl.dec.com&gt;.</text:p>
          </table:table-cell>
          <table:table-cell table:style-name="ce2" table:number-columns-repeated="1022"/>
        </table:table-row>
        <table:table-row table:style-name="ro1">
          <table:table-cell table:style-name="ce2" office:value-type="string" calcext:value-type="string">
            <text:p>ARCH_EBSA285_ADDIN</text:p>
          </table:table-cell>
          <table:table-cell table:style-name="ce2" office:value-type="string" calcext:value-type="string">
            <text:p>Say Y here if you intend to run this kernel on the EBSA285 card in addin mode. <text:s/>Saying N will reduce the size of the Footbridge kernel.</text:p>
          </table:table-cell>
          <table:table-cell table:style-name="ce2" table:number-columns-repeated="1022"/>
        </table:table-row>
        <table:table-row table:style-name="ro1">
          <table:table-cell table:style-name="ce2" office:value-type="string" calcext:value-type="string">
            <text:p>ARCH_EBSA285_HOST</text:p>
          </table:table-cell>
          <table:table-cell table:style-name="ce2" office:value-type="string" calcext:value-type="string">
            <text:p>Say Y here if you intend to run this kernel on the EBSA285 card in host (central function) mode. <text:s/>Saying N will reduce the size of the Footbridge kernel.</text:p>
          </table:table-cell>
          <table:table-cell table:style-name="ce2" table:number-columns-repeated="1022"/>
        </table:table-row>
        <table:table-row table:style-name="ro1">
          <table:table-cell table:style-name="ce2" office:value-type="string" calcext:value-type="string">
            <text:p>ARCH_NETWINDER</text:p>
          </table:table-cell>
          <table:table-cell table:style-name="ce2" office:value-type="string" calcext:value-type="string">
            <text:p>Say Y here if you intend to run this kernel on the Rebel.COM NetWinder. <text:s/>Information about this machine can be found at: <text:s/>&lt;http://www.netwinder.org/&gt; <text:s/>Saying N will reduce the size of the Footbridge kernel.</text:p>
          </table:table-cell>
          <table:table-cell table:style-name="ce2" table:number-columns-repeated="1022"/>
        </table:table-row>
        <table:table-row table:style-name="ro1">
          <table:table-cell table:style-name="ce2" office:value-type="string" calcext:value-type="string">
            <text:p>S3C24XX_PLL</text:p>
          </table:table-cell>
          <table:table-cell table:style-name="ce2" office:value-type="string" calcext:value-type="string">
            <text:p>Compile in support for changing the PLL frequency from the S3C24XX series CPUfreq driver. The PLL takes time to settle after a frequency change, so by default it is not enabled. <text:s/>This also means that the PLL tables for the selected CPU(s) will be built which may increase the size of the kernel image.</text:p>
          </table:table-cell>
          <table:table-cell table:style-name="ce2" table:number-columns-repeated="1022"/>
        </table:table-row>
        <table:table-row table:style-name="ro1">
          <table:table-cell office:value-type="string" calcext:value-type="string">
            <text:p>DEBUG_ALIGN_RODATA</text:p>
          </table:table-cell>
          <table:table-cell office:value-type="string" calcext:value-type="string">
            <text:p>If this option is enabled, sections that may potentially be marked as read only or non-executable will be aligned up to the section size of the kernel. This prevents sections from being split into pages and avoids a potential TLB penalty. The downside is an increase in alignment and potentially wasted space. Turn on this option if performance is more important than memory pressure. <text:s/>If in doubt, say N.</text:p>
          </table:table-cell>
          <table:table-cell table:number-columns-repeated="1022"/>
        </table:table-row>
        <table:table-row table:style-name="ro1">
          <table:table-cell table:style-name="ce2" office:value-type="string" calcext:value-type="string">
            <text:p>FPE_NWFPE_XP</text:p>
          </table:table-cell>
          <table:table-cell table:style-name="ce2" office:value-type="string" calcext:value-type="string">
            <text:p>Say Y to include 80-bit support in the kernel floating-point emulator. <text:s/>Otherwise, only 32 and 64-bit support is compiled in. Note that gcc does not generate 80-bit operations by default, so in most cases this option only enlarges the size of the floating point emulator without any good reason. <text:s/>You almost surely want to say N here.</text:p>
          </table:table-cell>
          <table:table-cell table:style-name="ce2" table:number-columns-repeated="1022"/>
        </table:table-row>
        <table:table-row table:style-name="ro1">
          <table:table-cell table:style-name="ce3" office:value-type="string" calcext:value-type="string">
            <text:p>SINGLE_MEMORY_CHUNK</text:p>
          </table:table-cell>
          <table:table-cell table:style-name="ce3" office:value-type="string" calcext:value-type="string">
            <text:p>Ignore all but the first contiguous chunk of physical memory for VM purposes. <text:s/>This will save a few bytes kernel size and may speed up some operations. <text:s/>Say N if not sure.</text:p>
          </table:table-cell>
          <table:table-cell table:style-name="ce3" table:number-columns-repeated="1022"/>
        </table:table-row>
        <table:table-row table:style-name="ro1">
          <table:table-cell table:style-name="ce3" office:value-type="string" calcext:value-type="string">
            <text:p>RAMSIZE</text:p>
          </table:table-cell>
          <table:table-cell table:style-name="ce3" office:value-type="string" calcext:value-type="string">
            <text:p>Define the size of the system RAM. If you select 0 then the kernel will try to probe the RAM size at runtime. This is not supported on all CPU types.</text:p>
          </table:table-cell>
          <table:table-cell table:style-name="ce3" table:number-columns-repeated="1022"/>
        </table:table-row>
        <table:table-row table:style-name="ro1">
          <table:table-cell table:style-name="ce3" office:value-type="string" calcext:value-type="string">
            <text:p>PARISC_PAGE_SIZE_4KB</text:p>
          </table:table-cell>
          <table:table-cell table:style-name="ce3" office:value-type="string" calcext:value-type="string">
            <text:p>This lets you select the page size of the kernel. <text:s/>For best performance, a page size of 16KB is recommended. <text:s/>For best compatibility with 32bit applications, a page size of 4KB should be selected (the vast majority of 32bit binaries work perfectly fine with a larger page size). <text:s/>4KB <text:s text:c="15"/>For best 32bit compatibility 16KB <text:s text:c="14"/>For best performance 64KB <text:s text:c="14"/>For best performance, might give more overhead. <text:s/>If you don't know what to do, choose 4KB.</text:p>
          </table:table-cell>
          <table:table-cell table:style-name="ce3"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5">00/00/0000</text:date>, <text:time style:data-style-name="N2" text:time-value="16:54:03.6253615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25T16:56:15.927678484</dc:date>
    <meta:editing-duration>PT23M13S</meta:editing-duration>
    <meta:editing-cycles>39</meta:editing-cycles>
    <meta:generator>LibreOffice/6.2.4.2.0$Linux_X86_64 LibreOffice_project/20$Build-2</meta:generator>
    <meta:document-statistic meta:table-count="1" meta:cell-count="276" meta:object-count="0"/>
  </office:meta>
</office:document-meta>
</file>